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23E000001CC37F4D6C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bbe0e3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9">
      <style:graphic-properties draw:stroke="none" draw:fill="solid" draw:fill-color="#ff00ff" draw:opacity="40%" draw:textarea-horizontal-align="left" draw:textarea-vertical-align="top" draw:auto-grow-height="true" fo:min-height="2.033cm" fo:padding-top="0.13cm" fo:padding-bottom="0.13cm" fo:padding-left="0.25cm" fo:padding-right="0.25cm" fo:wrap-option="wrap" draw:shadow-color="#808080" draw:shadow-opacity="75%"/>
    </style:style>
    <style:style style:name="gr4" style:family="graphic" style:parent-style-name="standard">
      <style:graphic-properties draw:stroke="solid" svg:stroke-width="0.079cm" svg:stroke-color="#ff00ff" draw:marker-end="msArrowEnd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5" style:family="graphic" style:parent-style-name="standard" style:list-style-name="L9">
      <style:graphic-properties draw:stroke="none" draw:fill="solid" draw:fill-color="#ff00ff" draw:opacity="40%" draw:textarea-horizontal-align="left" draw:textarea-vertical-align="top" draw:auto-grow-height="true" fo:min-height="1.795cm" fo:padding-top="0.13cm" fo:padding-bottom="0.13cm" fo:padding-left="0.25cm" fo:padding-right="0.25cm" fo:wrap-option="wrap" draw:shadow-color="#808080" draw:shadow-opacity="75%"/>
    </style:style>
    <style:style style:name="gr6" style:family="graphic" style:parent-style-name="standard" style:list-style-name="L9">
      <style:graphic-properties draw:stroke="none" draw:fill="solid" draw:fill-color="#ff00ff" draw:opacity="40%" draw:textarea-horizontal-align="left" draw:textarea-vertical-align="top" draw:auto-grow-height="true" fo:min-height="1.017cm" fo:padding-top="0.13cm" fo:padding-bottom="0.13cm" fo:padding-left="0.25cm" fo:padding-right="0.25cm" fo:wrap-option="wrap" draw:shadow-color="#808080" draw:shadow-opacity="75%"/>
    </style:style>
    <style:style style:name="gr7" style:family="graphic" style:parent-style-name="standard" style:list-style-name="L9">
      <style:graphic-properties draw:stroke="none" draw:fill="solid" draw:fill-color="#ff00ff" draw:opacity="40%" draw:textarea-horizontal-align="left" draw:textarea-vertical-align="top" draw:auto-grow-height="true" fo:min-height="2.033cm" fo:padding-top="0.13cm" fo:padding-bottom="0.13cm" fo:padding-left="0.25cm" fo:padding-right="0.25cm" fo:wrap-option="wrap" draw:shadow-color="#808080" draw:shadow-opacity="75%"/>
    </style:style>
    <style:style style:name="gr8" style:family="graphic" style:parent-style-name="standard">
      <style:graphic-properties draw:stroke="none" draw:fill="none" draw:fill-color="#dddddd" draw:textarea-horizontal-align="justify" draw:textarea-vertical-align="middle" draw:auto-grow-height="true" fo:min-height="0.843cm" fo:min-width="0.055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9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1.186cm" fo:padding-top="0.13cm" fo:padding-bottom="0.13cm" fo:padding-left="0.25cm" fo:padding-right="0.25cm" fo:wrap-option="wrap" draw:shadow-color="#808080" draw:shadow-opacity="75%"/>
    </style:style>
    <style:style style:name="gr10" style:family="graphic" style:parent-style-name="standard" style:list-style-name="L13">
      <style:graphic-properties draw:stroke="none" draw:fill="none" draw:fill-color="#00cc99" draw:textarea-horizontal-align="left" draw:textarea-vertical-align="top" draw:auto-grow-height="true" fo:min-height="1.017cm" fo:padding-top="0.13cm" fo:padding-bottom="0.13cm" fo:padding-left="0.25cm" fo:padding-right="0.25cm" fo:wrap-option="wrap" draw:shadow-color="#808080" draw:shadow-opacity="75%"/>
    </style:style>
    <style:style style:name="gr11" style:family="graphic" style:parent-style-name="standard" style:list-style-name="L13">
      <style:graphic-properties draw:stroke="none" draw:fill="none" draw:fill-color="#00cc99" draw:textarea-horizontal-align="left" draw:textarea-vertical-align="top" draw:auto-grow-height="true" fo:min-height="2.033cm" fo:padding-top="0.13cm" fo:padding-bottom="0.13cm" fo:padding-left="0.25cm" fo:padding-right="0.25cm" fo:wrap-option="wrap" draw:shadow-color="#808080" draw:shadow-opacity="75%"/>
    </style:style>
    <style:style style:name="gr12" style:family="graphic" style:parent-style-name="standard">
      <style:graphic-properties draw:stroke="solid" svg:stroke-width="0.026cm" svg:stroke-color="#0000ff" draw:marker-end="Arrowheads_20_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3" style:family="graphic" style:parent-style-name="standard">
      <style:graphic-properties draw:stroke="solid" svg:stroke-width="0.026cm" svg:stroke-color="#0000ff" draw:stroke-linejoin="miter" svg:stroke-linecap="squar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4" style:family="graphic" style:parent-style-name="standard" style:list-style-name="L13">
      <style:graphic-properties draw:stroke="none" draw:fill="none" draw:fill-color="#00cc99" draw:textarea-horizontal-align="left" draw:textarea-vertical-align="top" draw:auto-grow-height="true" fo:min-height="1.017cm" fo:padding-top="0.13cm" fo:padding-bottom="0.13cm" fo:padding-left="0.25cm" fo:padding-right="0.25cm" fo:wrap-option="wrap" draw:shadow-color="#808080" draw:shadow-opacity="75%"/>
    </style:style>
    <style:style style:name="gr15" style:family="graphic" style:parent-style-name="standard">
      <style:graphic-properties draw:stroke="solid" svg:stroke-width="0.026cm" svg:stroke-color="#0000ff" draw:marker-end="Arrowheads_20_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6" style:family="graphic" style:parent-style-name="standard">
      <style:graphic-properties draw:stroke="solid" svg:stroke-width="0.026cm" svg:stroke-color="#0000ff" draw:marker-end="Arrowheads_20_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7" style:family="graphic" style:parent-style-name="standard">
      <style:graphic-properties draw:stroke="solid" svg:stroke-width="0.106cm" svg:stroke-color="#ff9900" draw:stroke-linejoin="miter" svg:stroke-linecap="square" draw:fill="none" draw:fill-color="#dddddd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8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dddddd" draw:textarea-horizontal-align="left" draw:textarea-vertical-align="top" draw:auto-grow-height="true" fo:min-height="6.097cm" fo:padding-top="0.13cm" fo:padding-bottom="0.13cm" fo:padding-left="0.25cm" fo:padding-right="0.25cm" fo:wrap-option="wrap" draw:shadow-color="#808080" draw:shadow-opacity="75%"/>
    </style:style>
    <style:style style:name="gr20" style:family="graphic" style:parent-style-name="standard" style:list-style-name="L2">
      <style:graphic-properties draw:stroke="none" draw:fill="none" draw:fill-color="#dddddd" draw:textarea-horizontal-align="left" draw:textarea-vertical-align="top" draw:auto-grow-height="true" fo:min-height="6.097cm" fo:padding-top="0.13cm" fo:padding-bottom="0.13cm" fo:padding-left="0.25cm" fo:padding-right="0.25cm" fo:wrap-option="wrap" draw:shadow-color="#808080" draw:shadow-opacity="75%"/>
    </style:style>
    <style:style style:name="gr21" style:family="graphic" style:parent-style-name="standard">
      <style:graphic-properties draw:stroke="solid" svg:stroke-width="0.106cm" svg:stroke-color="#ff9900" draw:marker-start="" draw:marker-start-width="0.318cm" draw:marker-start-center="false" draw:marker-end="msArrowStealthEnd_20_9" draw:marker-end-width="0.53cm" draw:marker-end-center="false" svg:stroke-opacity="100%" draw:stroke-linejoin="round" draw:fill="none" draw:fill-color="#dddddd" draw:textarea-horizontal-align="left" draw:textarea-vertical-align="middle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" style:family="graphic" style:parent-style-name="standard" style:list-style-name="L2">
      <style:graphic-properties draw:stroke="none" draw:fill="none" draw:fill-color="#dddddd" draw:textarea-horizontal-align="left" draw:textarea-vertical-align="top" draw:auto-grow-height="true" fo:min-height="1.355cm" fo:padding-top="0.13cm" fo:padding-bottom="0.13cm" fo:padding-left="0.25cm" fo:padding-right="0.25cm" fo:wrap-option="wrap" draw:shadow-color="#808080" draw:shadow-opacity="75%"/>
    </style:style>
    <style:style style:name="gr23" style:family="graphic" style:parent-style-name="standard">
      <style:graphic-properties draw:stroke="dash" draw:stroke-dash="Dash_20_2" svg:stroke-width="0.247cm" svg:stroke-color="#ff9900" draw:marker-end="Arrowheads_20_10" draw:marker-end-width="1.23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 draw:shadow-opacity="75%"/>
    </style:style>
    <style:style style:name="gr24" style:family="graphic" style:parent-style-name="standard" style:list-style-name="L2">
      <style:graphic-properties draw:stroke="none" draw:fill="none" draw:fill-color="#dddddd" draw:textarea-horizontal-align="left" draw:textarea-vertical-align="top" draw:auto-grow-height="true" fo:min-height="1.355cm" fo:padding-top="0.13cm" fo:padding-bottom="0.13cm" fo:padding-left="0.25cm" fo:padding-right="0.25cm" fo:wrap-option="wrap" draw:shadow-color="#808080" draw:shadow-opacity="75%"/>
    </style:style>
    <style:style style:name="gr25" style:family="graphic" style:parent-style-name="standard">
      <style:graphic-properties draw:stroke="dash" draw:stroke-dash="Dash_20_2" svg:stroke-width="0.247cm" svg:stroke-color="#ff9900" draw:marker-end="Arrowheads_20_11" draw:marker-end-width="1.23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 draw:shadow-opacity="75%"/>
    </style:style>
    <style:style style:name="gr26" style:family="graphic" style:parent-style-name="standard">
      <style:graphic-properties draw:stroke="dash" draw:stroke-dash="Dash_20_2" svg:stroke-width="0.247cm" svg:stroke-color="#ff9900" draw:marker-start="" draw:marker-start-width="0.741cm" draw:marker-start-center="false" draw:marker-end="Arrowheads_20_12" draw:marker-end-width="1.235cm" draw:marker-end-center="false" svg:stroke-opacity="100%" draw:stroke-linejoin="round" draw:fill="none" draw:fill-color="#dddddd" draw:textarea-horizontal-align="left" draw:textarea-vertical-align="middle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7" style:family="graphic" style:parent-style-name="standard">
      <style:graphic-properties draw:stroke="dash" draw:stroke-dash="Dash_20_2" svg:stroke-width="0.247cm" svg:stroke-color="#ff9900" draw:marker-start="" draw:marker-start-width="0.741cm" draw:marker-start-center="false" draw:marker-end="Arrowheads_20_13" draw:marker-end-width="1.235cm" draw:marker-end-center="false" svg:stroke-opacity="100%" draw:stroke-linejoin="round" draw:fill="none" draw:fill-color="#dddddd" draw:textarea-horizontal-align="left" draw:textarea-vertical-align="middle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8" style:family="graphic" style:parent-style-name="standard">
      <style:graphic-properties draw:stroke="solid" svg:stroke-width="0.009cm" svg:stroke-color="#000000" draw:stroke-linejoin="miter" svg:stroke-linecap="square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9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1.423cm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draw:stroke="solid" svg:stroke-width="0.071cm" svg:stroke-color="#000000" draw:marker-end="Arrowheads_20_14" draw:marker-end-width="0.35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1" style:family="graphic" style:parent-style-name="standard">
      <style:graphic-properties draw:stroke="solid" svg:stroke-width="0.106cm" svg:stroke-color="#ff9900" svg:stroke-opacity="100%" draw:stroke-linejoin="miter" svg:stroke-linecap="square" draw:fill="solid" draw:fill-color="#ff990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5cm" draw:shadow-offset-y="0.075cm" draw:shadow-color="#808080" draw:shadow-opacity="75%"/>
    </style:style>
    <style:style style:name="gr32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.763cm" fo:min-width="4.908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2">
      <style:graphic-properties draw:stroke="solid" svg:stroke-width="0.009cm" svg:stroke-color="#000000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-color="#808080" draw:shadow-opacity="75%"/>
    </style:style>
    <style:style style:name="gr34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2.542cm" fo:padding-top="0.13cm" fo:padding-bottom="0.13cm" fo:padding-left="0.25cm" fo:padding-right="0.25cm" fo:wrap-option="wrap" draw:shadow-color="#808080" draw:shadow-opacity="75%"/>
    </style:style>
    <style:style style:name="gr35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6" style:family="graphic" style:parent-style-name="standard">
      <style:graphic-properties draw:stroke="solid" svg:stroke-width="0.026cm" svg:stroke-color="#000000" draw:marker-end="Arrowheads_20_1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7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1.695cm" fo:padding-top="0.13cm" fo:padding-bottom="0.13cm" fo:padding-left="0.25cm" fo:padding-right="0.25cm" fo:wrap-option="wrap" draw:shadow-color="#808080" draw:shadow-opacity="75%"/>
    </style:style>
    <style:style style:name="gr38" style:family="graphic" style:parent-style-name="standard">
      <style:graphic-properties draw:stroke="solid" svg:stroke-width="0.026cm" svg:stroke-color="#000000" draw:marker-end="Arrowheads_20_1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9" style:family="graphic" style:parent-style-name="standard" style:list-style-name="L2">
      <style:graphic-properties draw:stroke="solid" svg:stroke-width="0.009cm" svg:stroke-color="#000000" draw:stroke-linejoin="miter" svg:stroke-linecap="square" draw:fill="solid" draw:fill-color="#dddddd" draw:opacity="29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2">
      <style:graphic-properties draw:stroke="solid" svg:stroke-width="0.009cm" svg:stroke-color="#000000" draw:stroke-linejoin="miter" svg:stroke-linecap="square" draw:fill="solid" draw:fill-color="#dddddd" draw:textarea-horizontal-align="left" draw:textarea-vertical-align="middle" draw:auto-grow-height="false" fo:padding-top="0.13cm" fo:padding-bottom="0.13cm" fo:padding-left="0.25cm" fo:padding-right="0.25cm" fo:wrap-option="wrap" draw:shadow-color="#808080" draw:shadow-opacity="75%"/>
    </style:style>
    <style:style style:name="gr41" style:family="graphic" style:parent-style-name="standard" style:list-style-name="L2">
      <style:graphic-properties draw:stroke="solid" svg:stroke-width="0.009cm" svg:stroke-color="#000000" draw:stroke-linejoin="miter" svg:stroke-linecap="square" draw:fill="solid" draw:fill-color="#dddddd" draw:opacity="27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2">
      <style:graphic-properties draw:stroke="solid" svg:stroke-width="0.009cm" svg:stroke-color="#000000" draw:stroke-linejoin="miter" svg:stroke-linecap="square" draw:fill="solid" draw:fill-color="#dddddd" draw:opacity="18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106cm" svg:stroke-color="#808080" draw:stroke-linejoin="miter" svg:stroke-linecap="square" draw:fill="none" draw:fill-color="#dddddd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4" style:family="graphic" style:parent-style-name="standard" style:list-style-name="L2">
      <style:graphic-properties draw:stroke="solid" svg:stroke-width="0.009cm" svg:stroke-color="#000000" draw:stroke-linejoin="miter" svg:stroke-linecap="square" draw:fill="solid" draw:fill-color="#dddddd" draw:textarea-horizontal-align="left" draw:textarea-vertical-align="middle" draw:auto-grow-height="false" fo:padding-top="0.13cm" fo:padding-bottom="0.13cm" fo:padding-left="0.25cm" fo:padding-right="0.25cm" fo:wrap-option="wrap" draw:shadow-color="#808080" draw:shadow-opacity="75%"/>
    </style:style>
    <style:style style:name="gr45" style:family="graphic" style:parent-style-name="standard" style:list-style-name="L2">
      <style:graphic-properties draw:stroke="solid" svg:stroke-width="0.009cm" svg:stroke-color="#000000" draw:stroke-linejoin="miter" svg:stroke-linecap="square" draw:fill="solid" draw:fill-color="#dddddd" draw:opacity="18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draw:shadow-opacity="75%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2.139cm" fo:min-width="0cm" fo:padding-top="0cm" fo:padding-bottom="0cm" fo:padding-left="0cm" fo:padding-right="0cm" fo:wrap-option="wrap" draw:shadow-color="#808080" draw:shadow-opacity="75%"/>
    </style:style>
    <style:style style:name="pr3" style:family="presentation" style:parent-style-name="Default-notes">
      <style:graphic-properties draw:stroke="none" draw:fill="none" draw:fill-color="#bbe0e3" draw:textarea-horizontal-align="left" draw:textarea-vertical-align="top" fo:min-height="11.431cm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right" draw:textarea-vertical-align="middle" draw:auto-grow-height="false" draw:auto-grow-width="false" fo:min-height="1.906cm" fo:min-width="0cm" fo:padding-top="0.13cm" fo:padding-bottom="0.13cm" fo:padding-left="0.25cm" fo:padding-right="0.25cm" fo:wrap-option="wrap" draw:shadow-color="#808080" draw:shadow-opacity="75%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4.346cm" fo:min-width="0cm" fo:padding-top="0.13cm" fo:padding-bottom="0.13cm" fo:padding-left="0.25cm" fo:padding-right="0.25cm" fo:wrap-option="wrap" draw:shadow-color="#808080" draw:shadow-opacity="75%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middle" fo:min-height="11.431cm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right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draw:shadow-opacity="75%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4.601cm" fo:min-width="0cm" fo:padding-top="0cm" fo:padding-bottom="0cm" fo:padding-left="0cm" fo:padding-right="0cm" fo:wrap-option="wrap" draw:shadow-color="#808080" draw:shadow-opacity="75%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3.575cm" fo:min-width="0cm" fo:padding-top="0.13cm" fo:padding-bottom="0.13cm" fo:padding-left="0.25cm" fo:padding-right="0.25cm" fo:wrap-option="wrap" draw:shadow-color="#808080" draw:shadow-opacity="75%"/>
    </style:style>
    <style:style style:name="pr10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draw:shadow-opacity="75%"/>
    </style:style>
    <style:style style:name="pr1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1.906cm" fo:min-width="0cm" fo:padding-top="0.13cm" fo:padding-bottom="0.13cm" fo:padding-left="0.25cm" fo:padding-right="0.25cm" fo:wrap-option="wrap" draw:shadow-color="#808080" draw:shadow-opacity="75%"/>
    </style:style>
    <style:style style:name="pr12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541cm" fo:min-width="0cm" fo:padding-top="0cm" fo:padding-bottom="0cm" fo:padding-left="0cm" fo:padding-right="0cm" fo:wrap-option="wrap" draw:shadow-color="#808080" draw:shadow-opacity="75%"/>
    </style:style>
    <style:style style:name="pr13" style:family="presentation" style:parent-style-name="Default-notes" style:list-style-name="L15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notes">
      <style:graphic-properties draw:stroke="none" draw:fill="none" draw:fill-color="#bbe0e3" draw:textarea-horizontal-align="justify" draw:textarea-vertical-align="top" fo:min-height="11.431cm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4.116cm" fo:min-width="0cm" fo:padding-top="0.13cm" fo:padding-bottom="0.13cm" fo:padding-left="0.25cm" fo:padding-right="0.25cm" fo:wrap-option="wrap" draw:shadow-color="#808080" draw:shadow-opacity="75%"/>
    </style:style>
    <style:style style:name="pr16" style:family="presentation" style:parent-style-name="Default-notes">
      <style:graphic-properties draw:stroke="none" draw:fill="none" draw:fill-color="#ffffff" draw:textarea-horizontal-align="left" draw:textarea-vertical-align="middle" draw:auto-grow-height="false" draw:auto-grow-width="false" fo:min-height="11.177cm" fo:min-width="0cm" fo:padding-top="0.127cm" fo:padding-bottom="0.127cm" fo:padding-left="0.254cm" fo:padding-right="0.254cm" fo:wrap-option="no-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4.602cm" fo:min-width="0cm" fo:padding-top="0cm" fo:padding-bottom="0cm" fo:padding-left="0cm" fo:padding-right="0cm" fo:wrap-option="wrap" draw:shadow-color="#808080" draw:shadow-opacity="75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text-properties fo:language="en" fo:country="US" style:language-asian="en" style:country-asian="US" style:language-complex="en" style:country-complex="US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text-align="end" fo:text-indent="0cm"/>
      <style:text-properties fo:font-size="24pt"/>
    </style:style>
    <style:style style:name="P8" style:family="paragraph"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 fo:language="en" fo:country="US" style:language-asian="en" style:country-asian="US" style:language-complex="en" style:country-complex="US"/>
    </style:style>
    <style:style style:name="P10" style:family="paragraph">
      <style:paragraph-properties fo:margin-left="1.587cm" fo:margin-right="0cm" fo:text-align="end" fo:text-indent="-1.429cm"/>
    </style:style>
    <style:style style:name="P11" style:family="paragraph">
      <style:paragraph-properties fo:margin-left="0cm" fo:margin-right="0cm" fo:margin-top="0.211cm" fo:margin-bottom="0cm" fo:text-indent="0cm"/>
    </style:style>
    <style:style style:name="P12" style:family="paragraph">
      <style:paragraph-properties fo:margin-left="0.158cm" fo:margin-right="0cm" fo:margin-top="0.282cm" fo:margin-bottom="0cm" fo:text-indent="0cm"/>
    </style:style>
    <style:style style:name="P13" style:family="paragraph">
      <style:paragraph-properties fo:margin-left="0cm" fo:margin-right="0cm" fo:margin-top="0.176cm" fo:margin-bottom="0cm" fo:text-indent="0cm"/>
    </style:style>
    <style:style style:name="P14" style:family="paragraph">
      <style:paragraph-properties fo:margin-left="2.998cm" fo:margin-right="0cm" fo:text-align="end" fo:text-indent="-0.6cm"/>
    </style:style>
    <style:style style:name="P15" style:family="paragraph">
      <style:paragraph-properties fo:margin-left="0.948cm" fo:margin-right="0cm" fo:margin-top="0.282cm" fo:margin-bottom="0cm" fo:line-height="80%" fo:text-indent="-0.948cm"/>
    </style:style>
    <style:style style:name="P16" style:family="paragraph">
      <style:paragraph-properties fo:margin-left="0.948cm" fo:margin-right="0cm" fo:margin-top="0.282cm" fo:margin-bottom="0cm" fo:line-height="80%" fo:text-indent="-0.948cm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</style:style>
    <style:style style:name="P17" style:family="paragraph">
      <style:paragraph-properties fo:margin-left="0cm" fo:margin-right="0cm" fo:margin-top="0.529cm" fo:margin-bottom="0cm" fo:line-height="100%" fo:text-indent="0cm"/>
      <style:text-properties fo:font-size="24pt"/>
    </style:style>
    <style:style style:name="P18" style:family="paragraph">
      <style:paragraph-properties fo:margin-left="0cm" fo:margin-right="0cm" fo:margin-top="0.529cm" fo:margin-bottom="0cm" fo:line-height="100%" fo:text-indent="0cm" style:writing-mode="lr-tb" style:font-independent-line-spacing="true"/>
      <style:text-properties fo:font-size="24pt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0cm" fo:margin-right="0cm" fo:margin-top="0.44cm" fo:margin-bottom="0cm" fo:line-height="80%" fo:text-indent="0cm"/>
      <style:text-properties fo:font-size="24pt"/>
    </style:style>
    <style:style style:name="P21" style:family="paragraph">
      <style:paragraph-properties fo:margin-left="0cm" fo:margin-right="0cm" fo:margin-top="0.44cm" fo:margin-bottom="0cm" fo:line-height="80%" fo:text-indent="0cm" style:writing-mode="lr-tb" style:font-independent-line-spacing="true"/>
      <style:text-properties fo:font-size="24pt"/>
    </style:style>
    <style:style style:name="P22" style:family="paragraph">
      <style:paragraph-properties fo:margin-left="0.948cm" fo:margin-right="0cm" fo:margin-top="0.282cm" fo:margin-bottom="0cm" fo:text-indent="-0.948cm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2.998cm" fo:margin-right="0cm" fo:text-indent="-0.6cm"/>
    </style:style>
    <style:style style:name="P25" style:family="paragraph">
      <style:paragraph-properties fo:margin-left="0.948cm" fo:margin-right="0cm" fo:margin-top="0.282cm" fo:margin-bottom="0cm" fo:line-height="80%" fo:text-indent="-0.948cm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</style:style>
    <style:style style:name="P26" style:family="paragraph">
      <style:paragraph-properties fo:margin-left="0cm" fo:margin-right="0cm" fo:margin-top="0.617cm" fo:margin-bottom="0cm" fo:line-height="100%" fo:text-indent="0cm"/>
    </style:style>
    <style:style style:name="P27" style:family="paragraph">
      <style:paragraph-properties fo:margin-left="0cm" fo:margin-right="0cm" fo:margin-top="0.617cm" fo:margin-bottom="0cm" fo:line-height="100%" fo:text-indent="0cm" style:writing-mode="lr-tb" style:font-independent-line-spacing="true"/>
      <style:text-properties fo:font-size="24pt"/>
    </style:style>
    <style:style style:name="P28" style:family="paragraph">
      <style:paragraph-properties fo:margin-left="0cm" fo:margin-right="0cm" fo:margin-top="0.529cm" fo:margin-bottom="0cm" fo:line-height="100%" fo:text-indent="0cm"/>
    </style:style>
    <style:style style:name="P29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30" style:family="paragraph">
      <style:paragraph-properties fo:margin-left="0cm" fo:margin-right="0cm" fo:line-height="100%" fo:text-indent="0cm"/>
    </style:style>
    <style:style style:name="P31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margin-top="0.705cm" fo:margin-bottom="0cm" fo:line-height="100%" fo:text-indent="0cm"/>
    </style:style>
    <style:style style:name="P34" style:family="paragraph">
      <style:paragraph-properties fo:margin-left="0cm" fo:margin-right="0cm" fo:margin-top="0.705cm" fo:margin-bottom="0cm" fo:line-height="100%" fo:text-indent="0cm" style:writing-mode="lr-tb" style:font-independent-line-spacing="true"/>
      <style:text-properties fo:font-size="24pt"/>
    </style:style>
    <style:style style:name="P35" style:family="paragraph">
      <style:paragraph-properties fo:margin-left="0.948cm" fo:margin-right="0cm" fo:margin-top="0.282cm" fo:margin-bottom="0cm" fo:line-height="90%" fo:text-indent="-0.948cm"/>
    </style:style>
    <style:style style:name="P36" style:family="paragraph">
      <style:paragraph-properties fo:margin-left="0.948cm" fo:margin-right="0cm" fo:margin-top="0.282cm" fo:margin-bottom="0cm" fo:line-height="90%" fo:text-indent="-0.948cm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</style:style>
    <style:style style:name="P37" style:family="paragraph">
      <style:paragraph-properties fo:margin-left="0.948cm" fo:margin-right="0cm" fo:margin-top="0.282cm" fo:margin-bottom="0cm" fo:line-height="70%" fo:text-indent="-0.948cm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</style:style>
    <style:style style:name="P38" style:family="paragraph">
      <style:paragraph-properties fo:margin-left="0cm" fo:margin-right="0cm" fo:margin-top="0.529cm" fo:margin-bottom="0cm" fo:line-height="70%" fo:text-indent="0cm"/>
    </style:style>
    <style:style style:name="P39" style:family="paragraph">
      <style:paragraph-properties fo:margin-left="0cm" fo:margin-right="0cm" fo:margin-top="0.529cm" fo:margin-bottom="0cm" fo:line-height="70%" fo:text-indent="0cm" style:writing-mode="lr-tb" style:font-independent-line-spacing="true"/>
      <style:text-properties fo:font-size="24pt"/>
    </style:style>
    <style:style style:name="P40" style:family="paragraph">
      <style:paragraph-properties fo:margin-left="0cm" fo:margin-right="0cm" fo:margin-top="0.132cm" fo:margin-bottom="0cm" fo:line-height="90%" fo:text-indent="0cm" style:punctuation-wrap="hanging" style:line-break="strict"/>
    </style:style>
    <style:style style:name="P41" style:family="paragraph">
      <style:paragraph-properties fo:margin-left="0cm" fo:margin-right="0cm" fo:margin-top="0.132cm" fo:margin-bottom="0cm" fo:line-height="9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margin-top="0.132cm" fo:margin-bottom="0cm" fo:line-height="90%" fo:text-indent="0cm" style:punctuation-wrap="hanging" style:line-break="strict" style:writing-mode="lr-tb" style:font-independent-line-spacing="true"/>
      <style:text-properties fo:font-size="12pt"/>
    </style:style>
    <style:style style:name="P43" style:family="paragraph">
      <style:text-properties fo:font-size="12pt"/>
    </style:style>
    <style:style style:name="P44" style:family="paragraph">
      <style:paragraph-properties fo:margin-left="0cm" fo:margin-right="0cm" fo:line-height="100%" fo:text-align="center" fo:text-indent="0cm"/>
    </style:style>
    <style:style style:name="P45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46" style:family="paragraph">
      <style:paragraph-properties fo:margin-left="0.948cm" fo:margin-right="0cm" fo:margin-top="0.282cm" fo:margin-bottom="0cm" fo:line-height="70%" fo:text-indent="-0.948cm"/>
    </style:style>
    <style:style style:name="P47" style:family="paragraph">
      <style:paragraph-properties fo:margin-left="0cm" fo:margin-right="0cm" fo:margin-top="0.282cm" fo:margin-bottom="0cm" fo:line-height="70%" fo:text-indent="0cm"/>
    </style:style>
    <style:style style:name="P48" style:family="paragraph">
      <style:paragraph-properties fo:margin-left="0cm" fo:margin-right="0cm" fo:margin-top="0.246cm" fo:margin-bottom="0cm" fo:line-height="90%" fo:text-indent="0cm"/>
    </style:style>
    <style:style style:name="P49" style:family="paragraph">
      <style:paragraph-properties fo:margin-left="0cm" fo:margin-right="0cm" fo:margin-top="0.176cm" fo:margin-bottom="0cm" fo:line-height="90%" fo:text-indent="0cm"/>
    </style:style>
    <style:style style:name="P50" style:family="paragraph">
      <style:paragraph-properties fo:margin-left="3.175cm" fo:margin-right="0cm" fo:margin-top="0.176cm" fo:margin-bottom="0cm" fo:line-height="90%" fo:text-indent="-0.635cm"/>
    </style:style>
    <style:style style:name="P51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52" style:family="paragraph">
      <style:paragraph-properties fo:margin-left="0cm" fo:margin-right="0cm" fo:margin-top="0.158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2pt"/>
    </style:style>
    <style:style style:name="P54" style:family="paragraph">
      <style:paragraph-properties fo:margin-left="0cm" fo:margin-right="0cm" fo:margin-top="0.282cm" fo:margin-bottom="0cm" fo:line-height="90%" fo:text-indent="0cm"/>
    </style:style>
    <style:style style:name="P55" style:family="paragraph">
      <style:paragraph-properties fo:margin-left="0.948cm" fo:margin-right="0cm" fo:margin-top="0.282cm" fo:margin-bottom="0cm" fo:text-indent="-0.948cm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6.991cm"/>
          <style:tab-stop style:position="28.261cm"/>
        </style:tab-stops>
      </style:paragraph-properties>
    </style:style>
    <style:style style:name="P56" style:family="paragraph">
      <style:paragraph-properties fo:margin-left="2.059cm" fo:margin-right="0cm" fo:margin-top="0.246cm" fo:margin-bottom="0cm" fo:text-indent="-0.789cm"/>
    </style:style>
    <style:style style:name="P57" style:family="paragraph">
      <style:paragraph-properties fo:margin-left="3.175cm" fo:margin-right="0cm" fo:margin-top="0.211cm" fo:margin-bottom="0cm" fo:text-indent="-0.635cm"/>
    </style:style>
    <style:style style:name="P58" style:family="paragraph">
      <style:paragraph-properties fo:margin-left="0cm" fo:margin-right="0cm" fo:margin-top="0.44cm" fo:margin-bottom="0cm" fo:line-height="100%" fo:text-indent="0cm"/>
    </style:style>
    <style:style style:name="P59" style:family="paragraph">
      <style:paragraph-properties fo:margin-left="0cm" fo:margin-right="0cm" fo:margin-top="0.44cm" fo:margin-bottom="0cm" fo:line-height="100%" fo:text-indent="0cm" style:writing-mode="lr-tb" style:font-independent-line-spacing="true"/>
      <style:text-properties fo:font-size="24pt"/>
    </style:style>
    <style:style style:name="P60" style:family="paragraph">
      <style:paragraph-properties fo:margin-left="0.948cm" fo:margin-right="0cm" fo:margin-top="0.282cm" fo:margin-bottom="0cm" fo:line-height="100%" fo:text-indent="-0.948cm"/>
    </style:style>
    <style:style style:name="P61" style:family="paragraph">
      <style:paragraph-properties fo:margin-left="0.948cm" fo:margin-right="0cm" fo:margin-top="0.282cm" fo:margin-bottom="0cm" fo:line-height="50%" fo:text-indent="-0.948cm"/>
    </style:style>
    <style:style style:name="T1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5" style:family="text">
      <style:text-properties fo:language="en" fo:country="GB" style:language-asian="en" style:country-asian="GB" style:language-complex="en" style:country-complex="GB"/>
    </style:style>
    <style:style style:name="T6" style:family="text">
      <style:text-properties fo:color="#3366ff" fo:language="en" fo:country="GB" style:language-asian="en" style:country-asian="GB" style:language-complex="en" style:country-complex="GB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language="en" fo:country="US" style:language-asian="en" style:country-asian="US" style:language-complex="en" style:country-complex="US"/>
    </style:style>
    <style:style style:name="T9" style:family="text">
      <style:text-properties fo:color="#3366ff" fo:language="en" fo:country="US" style:language-asian="en" style:country-asian="US" style:language-complex="en" style:country-complex="US"/>
    </style:style>
    <style:style style:name="T10" style:family="text">
      <style:text-properties fo:color="#3366ff" fo:font-family="Wingdings" style:font-pitch="variable" style:font-charset="x-symbol" fo:language="en" fo:country="GB" style:font-family-asian="Wingdings" style:font-pitch-asian="variable" style:font-charset-asian="x-symbol" style:language-asian="en" style:country-asian="GB" style:font-family-complex="Wingdings" style:font-pitch-complex="variable" style:font-charset-complex="x-symbol" style:language-complex="en" style:country-complex="GB"/>
    </style:style>
    <style:style style:name="T11" style:family="text">
      <style:text-properties fo:color="#3366ff" fo:font-family="Symbol" style:font-pitch="variable" style:font-charset="x-symbol" fo:language="en" fo:country="GB" style:font-family-asian="Symbol" style:font-pitch-asian="variable" style:font-charset-asian="x-symbol" style:language-asian="en" style:country-asian="GB" style:font-family-complex="Symbol" style:font-pitch-complex="variable" style:font-charset-complex="x-symbol" style:language-complex="en" style:country-complex="GB"/>
    </style:style>
    <style:style style:name="T12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13" style:family="text">
      <style:text-properties fo:font-family="Courier" style:font-pitch="variable" fo:font-size="24pt" fo:language="en" fo:country="US" style:font-family-asian="Courier" style:font-pitch-asian="variable" style:font-size-asian="24pt" style:language-asian="en" style:country-asian="US" style:font-family-complex="Courier" style:font-pitch-complex="variable" style:font-size-complex="24pt" style:language-complex="en" style:country-complex="US"/>
    </style:style>
    <style:style style:name="T14" style:family="text">
      <style:text-properties fo:font-family="Courier" style:font-pitch="variable" fo:font-size="24pt" fo:language="ja" fo:country="JP" style:font-family-asian="Courier" style:font-pitch-asian="variable" style:font-size-asian="24pt" style:language-asian="ja" style:country-asian="JP" style:font-family-complex="Courier" style:font-pitch-complex="variable" style:font-size-complex="24pt" style:language-complex="ja" style:country-complex="JP"/>
    </style:style>
    <style:style style:name="T15" style:family="text">
      <style:text-properties fo:font-family="'Times New Roman'" style:font-pitch="variable"/>
    </style:style>
    <style:style style:name="T16" style:family="text">
      <style:text-properties fo:font-family="'Times New Roman'" style:font-pitch="variable" fo:font-size="20pt" style:font-size-asian="20pt" style:font-size-complex="20pt"/>
    </style:style>
    <style:style style:name="T17" style:family="text">
      <style:text-properties fo:font-family="'Times New Roman'" style:font-pitch="variable" fo:language="en" fo:country="US" style:language-asian="en" style:country-asian="US" style:language-complex="en" style:country-complex="US"/>
    </style:style>
    <style:style style:name="T18" style:family="text">
      <style:text-properties fo:font-size="36pt" fo:language="en" fo:country="GB" style:font-size-asian="36pt" style:language-asian="en" style:country-asian="GB" style:font-size-complex="36pt" style:language-complex="en" style:country-complex="GB"/>
    </style:style>
    <style:style style:name="T19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2" style:family="text">
      <style:text-properties fo:color="#ff0000" fo:language="en" fo:country="GB" style:language-asian="en" style:country-asian="GB" style:language-complex="en" style:country-complex="GB"/>
    </style:style>
    <style:style style:name="T23" style:family="text">
      <style:text-properties fo:color="#0000ff" fo:font-family="Courier" style:font-pitch="variable" fo:font-size="24pt" fo:language="en" fo:country="US" style:font-family-asian="Courier" style:font-pitch-asian="variable" style:font-size-asian="24pt" style:language-asian="en" style:country-asian="US" style:font-family-complex="Courier" style:font-pitch-complex="variable" style:font-size-complex="24pt" style:language-complex="en" style:country-complex="US"/>
    </style:style>
    <style:style style:name="T24" style:family="text">
      <style:text-properties fo:color="#0000ff" fo:font-family="Courier" style:font-pitch="variable" fo:font-size="24pt" fo:language="ja" fo:country="JP" style:font-family-asian="Courier" style:font-pitch-asian="variable" style:font-size-asian="24pt" style:language-asian="ja" style:country-asian="JP" style:font-family-complex="Courier" style:font-pitch-complex="variable" style:font-size-complex="24pt" style:language-complex="ja" style:country-complex="JP"/>
    </style:style>
    <style:style style:name="T25" style:family="text">
      <style:text-properties fo:color="#0000ff" fo:font-family="Symbol" style:font-pitch="variable" style:font-charset="x-symbol" fo:font-size="24pt" fo:language="en" fo:country="US" style:font-family-asian="Symbol" style:font-pitch-asian="variable" style:font-charset-asian="x-symbol" style:font-size-asian="24pt" style:language-asian="en" style:country-asian="US" style:font-family-complex="Symbol" style:font-pitch-complex="variable" style:font-charset-complex="x-symbol" style:font-size-complex="24pt" style:language-complex="en" style:country-complex="US"/>
    </style:style>
    <style:style style:name="T26" style:family="text">
      <style:text-properties fo:font-family="'Times New Roman'" style:font-pitch="variable" fo:font-size="24pt" fo:language="en" fo:country="US" style:language-asian="en" style:country-asian="US" style:language-complex="en" style:country-complex="US"/>
    </style:style>
    <style:style style:name="T27" style:family="text">
      <style:text-properties fo:font-family="'Times New Roman'" style:font-pitch="variable" fo:font-size="24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8" style:family="text">
      <style:text-properties style:text-position="30% 58%" fo:font-family="'Times New Roman'" style:font-pitch="variable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29" style:family="text">
      <style:text-properties fo:color="#008000" fo:font-family="'Times New Roman'" style:font-pitch="variable" fo:font-size="24pt"/>
    </style:style>
    <style:style style:name="T30" style:family="text">
      <style:text-properties fo:color="#ff0000" fo:font-size="24pt" fo:language="en" fo:country="US" style:language-asian="en" style:country-asian="US" style:language-complex="en" style:country-complex="US"/>
    </style:style>
    <style:style style:name="T31" style:family="text">
      <style:text-properties fo:color="#ff0000" fo:font-family="Courier" style:font-pitch="variable" fo:font-size="24pt" fo:language="en" fo:country="US" style:font-family-asian="Courier" style:font-pitch-asian="variable" style:language-asian="en" style:country-asian="US" style:font-family-complex="Courier" style:font-pitch-complex="variable" style:language-complex="en" style:country-complex="US"/>
    </style:style>
    <style:style style:name="T32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33" style:family="text">
      <style:text-properties fo:color="#ff9900" fo:font-size="40pt" fo:language="en" fo:country="US" style:font-size-asian="40pt" style:language-asian="en" style:country-asian="US" style:font-size-complex="40pt" style:language-complex="en" style:country-complex="US"/>
    </style:style>
    <style:style style:name="T34" style:family="text">
      <style:text-properties fo:font-family="Courier" style:font-pitch="variable" fo:font-size="20pt" fo:language="en" fo:country="US" style:font-family-asian="Courier" style:font-pitch-asian="variable" style:font-size-asian="20pt" style:language-asian="en" style:country-asian="US" style:font-family-complex="Courier" style:font-pitch-complex="variable" style:font-size-complex="20pt" style:language-complex="en" style:country-complex="US"/>
    </style:style>
    <style:style style:name="T35" style:family="text">
      <style:text-properties fo:font-family="Courier" style:font-pitch="variable" fo:font-size="20pt" fo:language="ja" fo:country="JP" style:font-family-asian="Courier" style:font-pitch-asian="variable" style:font-size-asian="20pt" style:language-asian="ja" style:country-asian="JP" style:font-family-complex="Courier" style:font-pitch-complex="variable" style:font-size-complex="20pt" style:language-complex="ja" style:country-complex="JP"/>
    </style:style>
    <style:style style:name="T36" style:family="text">
      <style:text-properties fo:color="#000000" fo:font-family="'Times New Roman'" style:font-pitch="variable" fo:font-size="24pt" fo:language="en" fo:country="US" style:language-asian="en" style:country-asian="US" style:language-complex="en" style:country-complex="US"/>
    </style:style>
    <style:style style:name="T37" style:family="text">
      <style:text-properties fo:color="#000000" fo:font-family="Symbol" style:font-pitch="variable" style:font-charset="x-symbol" fo:font-size="24pt" fo:language="en" fo:country="US" style:font-family-asian="Symbol" style:font-pitch-asian="variable" style:font-charset-asian="x-symbol" style:language-asian="en" style:country-asian="US" style:font-family-complex="Symbol" style:font-pitch-complex="variable" style:font-charset-complex="x-symbol" style:language-complex="en" style:country-complex="US"/>
    </style:style>
    <style:style style:name="T38" style:family="text">
      <style:text-properties fo:font-family="'Times New Roman'" style:font-pitch="variable" fo:font-size="32pt" fo:language="en" fo:country="US" style:font-size-asian="32pt" style:language-asian="en" style:country-asian="US" style:font-size-complex="32pt" style:language-complex="en" style:country-complex="US"/>
    </style:style>
    <style:style style:name="T39" style:family="text">
      <style:text-properties fo:color="#0000ff" fo:font-size="28pt" fo:language="en" fo:country="US" style:font-size-asian="28pt" style:language-asian="en" style:country-asian="US" style:font-size-complex="28pt" style:language-complex="en" style:country-complex="US"/>
    </style:style>
    <style:style style:name="T40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1" style:family="text">
      <style:text-properties style:text-position="30% 58%" fo:font-size="28pt" fo:language="en" fo:country="US" style:font-size-asian="28pt" style:language-asian="en" style:country-asian="US" style:font-size-complex="28pt" style:language-complex="en" style:country-complex="US"/>
    </style:style>
    <style:style style:name="T42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43" style:family="text">
      <style:text-properties fo:color="#ff0000" style:text-position="30% 58%" fo:font-size="28pt" fo:language="en" fo:country="US" style:font-size-asian="28pt" style:language-asian="en" style:country-asian="US" style:font-size-complex="28pt" style:language-complex="en" style:country-complex="US"/>
    </style:style>
    <style:style style:name="T44" style:family="text">
      <style:text-properties fo:color="#0000ff" style:text-position="30% 58%" fo:font-size="28pt" fo:language="en" fo:country="US" style:font-size-asian="28pt" style:language-asian="en" style:country-asian="US" style:font-size-complex="28pt" style:language-complex="en" style:country-complex="US"/>
    </style:style>
    <style:style style:name="T45" style:family="text">
      <style:text-properties fo:color="#00cc99" fo:font-size="28pt" fo:language="en" fo:country="US" style:font-size-asian="28pt" style:language-asian="en" style:country-asian="US" style:font-size-complex="28pt" style:language-complex="en" style:country-complex="US"/>
    </style:style>
    <style:style style:name="T46" style:family="text">
      <style:text-properties fo:color="#0000ff" fo:font-size="10pt" fo:language="en" fo:country="US" style:font-size-asian="10pt" style:language-asian="en" style:country-asian="US" style:font-size-complex="10pt" style:language-complex="en" style:country-complex="US"/>
    </style:style>
    <style:style style:name="T47" style:family="text">
      <style:text-properties fo:color="#0000ff" fo:font-size="9pt" fo:language="en" fo:country="US" style:font-size-asian="9pt" style:language-asian="en" style:country-asian="US" style:font-size-complex="9pt" style:language-complex="en" style:country-complex="US"/>
    </style:style>
    <style:style style:name="T48" style:family="text">
      <style:text-properties fo:font-family="Courier" style:font-pitch="variable" fo:language="en" fo:country="US" style:font-family-asian="Courier" style:font-pitch-asian="variable" style:language-asian="en" style:country-asian="US" style:font-family-complex="Courier" style:font-pitch-complex="variable" style:language-complex="en" style:country-complex="US"/>
    </style:style>
    <style:style style:name="T49" style:family="text">
      <style:text-properties fo:color="#0000ff" fo:language="en" fo:country="US" style:language-asian="en" style:country-asian="US" style:language-complex="en" style:country-complex="US"/>
    </style:style>
    <style:style style:name="T50" style:family="text">
      <style:text-properties fo:color="#008000" fo:font-size="18pt" fo:language="en" fo:country="US" style:font-size-asian="18pt" style:language-asian="en" style:country-asian="US" style:font-size-complex="18pt" style:language-complex="en" style:country-complex="US"/>
    </style:style>
    <style:style style:name="T5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2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53" style:family="text">
      <style:text-properties fo:color="#0000ff" fo:font-family="Courier" style:font-pitch="variable" fo:font-size="28pt" fo:language="en" fo:country="US" style:font-family-asian="Courier" style:font-pitch-asian="variable" style:font-size-asian="28pt" style:language-asian="en" style:country-asian="US" style:font-family-complex="Courier" style:font-pitch-complex="variable" style:font-size-complex="28pt" style:language-complex="en" style:country-complex="US"/>
    </style:style>
    <style:style style:name="T54" style:family="text">
      <style:text-properties fo:font-family="Courier" style:font-pitch="variable" fo:font-size="24pt" fo:language="en" fo:country="US" style:font-family-asian="Courier" style:font-pitch-asian="variable" style:language-asian="en" style:country-asian="US" style:font-family-complex="Courier" style:font-pitch-complex="variable" style:language-complex="en" style:country-complex="US"/>
    </style:style>
    <style:style style:name="T55" style:family="text">
      <style:text-properties fo:font-family="Symbol" style:font-pitch="variable" style:font-charset="x-symbol" fo:language="en" fo:country="US" style:font-family-asian="Symbol" style:font-pitch-asian="variable" style:font-charset-asian="x-symbol" style:language-asian="en" style:country-asian="US" style:font-family-complex="Symbol" style:font-pitch-complex="variable" style:font-charset-complex="x-symbol" style:language-complex="en" style:country-complex="US"/>
    </style:style>
    <style:style style:name="T56" style:family="text">
      <style:text-properties fo:color="#008000" fo:language="en" fo:country="US" style:language-asian="en" style:country-asian="US" style:language-complex="en" style:country-complex="US"/>
    </style:style>
    <style:style style:name="T57" style:family="text">
      <style:text-properties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58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59" style:family="text">
      <style:text-properties fo:font-size="20pt" fo:language="en" fo:country="GB" fo:font-style="italic" style:font-size-asian="20pt" style:language-asian="en" style:country-asian="GB" style:font-style-asian="italic" style:font-size-complex="20pt" style:language-complex="en" style:country-complex="GB" style:font-style-complex="italic"/>
    </style:style>
    <style:style style:name="T60" style:family="text">
      <style:text-properties fo:font-family="Courier" style:font-pitch="variable" fo:font-size="20pt" fo:language="en" fo:country="GB" style:font-family-asian="Courier" style:font-pitch-asian="variable" style:font-size-asian="20pt" style:language-asian="en" style:country-asian="GB" style:font-family-complex="Courier" style:font-pitch-complex="variable" style:font-size-complex="20pt" style:language-complex="en" style:country-complex="GB"/>
    </style:style>
    <style:style style:name="T61" style:family="text">
      <style:text-properties fo:font-family="Courier" style:font-pitch="variable" fo:language="en" fo:country="GB" style:font-family-asian="Courier" style:font-pitch-asian="variable" style:language-asian="en" style:country-asian="GB" style:font-family-complex="Courier" style:font-pitch-complex="variable" style:language-complex="en" style:country-complex="GB"/>
    </style:style>
    <style:style style:name="T62" style:family="text">
      <style:text-properties fo:font-size="12pt" fo:language="en" fo:country="US" style:language-asian="en" style:country-asian="US" style:language-complex="en" style:country-complex="US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font-family="Courier" style:font-pitch="variable" style:font-family-asian="Courier" style:font-pitch-asian="variable" style:font-family-complex="Courier" style:font-pitch-complex="variable"/>
    </style:style>
    <style:style style:name="T65" style:family="text">
      <style:text-properties fo:color="#ff0000"/>
    </style:style>
    <style:style style:name="T66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67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8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9" style:family="text">
      <style:text-properties fo:font-family="'Times New Roman'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70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71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72" style:family="text">
      <style:text-properties fo:font-family="Arial" style:font-pitch="variable" fo:language="ja" fo:country="JP" style:language-asian="ja" style:country-asian="JP" style:language-complex="ja" style:country-complex="JP"/>
    </style:style>
    <style:style style:name="T73" style:family="text">
      <style:text-properties fo:font-family="Courier" style:font-pitch="variable" fo:font-size="28pt" fo:language="en" fo:country="US" style:font-family-asian="Courier" style:font-pitch-asian="variable" style:font-size-asian="28pt" style:language-asian="en" style:country-asian="US" style:font-family-complex="Courier" style:font-pitch-complex="variable" style:font-size-complex="28pt" style:language-complex="en" style:country-complex="US"/>
    </style:style>
    <style:style style:name="T74" style:family="text">
      <style:text-properties fo:color="#3333cc" fo:font-size="28pt" fo:language="en" fo:country="US" style:font-family-asian="Courier" style:font-pitch-asian="variable" style:font-size-asian="28pt" style:language-asian="en" style:country-asian="US" style:font-family-complex="Courier" style:font-pitch-complex="variable" style:font-size-complex="28pt" style:language-complex="en" style:country-complex="US"/>
    </style:style>
    <style:style style:name="T75" style:family="text">
      <style:text-properties fo:color="#3333cc" fo:font-size="28pt" fo:language="en" fo:country="US" style:font-size-asian="28pt" style:language-asian="en" style:country-asian="US" style:font-size-complex="28pt" style:language-complex="en" style:country-complex="US"/>
    </style:style>
    <style:style style:name="T76" style:family="text">
      <style:text-properties fo:color="#3333cc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77" style:family="text">
      <style:text-properties fo:color="#3333cc" fo:font-family="Arial" style:font-pitch="variable" fo:font-size="28pt" fo:language="ja" fo:country="JP" fo:font-style="italic" style:font-size-asian="28pt" style:language-asian="ja" style:country-asian="JP" style:font-style-asian="italic" style:font-size-complex="28pt" style:language-complex="ja" style:country-complex="JP" style:font-style-complex="italic"/>
    </style:style>
    <style:style style:name="T78" style:family="text">
      <style:text-properties fo:font-family="Courier" style:font-pitch="variable" fo:font-size="24pt" fo:language="en" fo:country="US" style:font-family-asian="Courier" style:font-pitch-asian="variable" style:font-size-asian="24pt" style:language-asian="en" style:country-asian="US" style:font-family-complex="Courier" style:font-pitch-complex="variable" style:font-size-complex="24pt" style:language-complex="en" style:country-complex="US"/>
    </style:style>
    <style:style style:name="T79" style:family="text">
      <style:text-properties fo:font-family="Courier" style:font-pitch="variable" fo:font-size="28pt" fo:language="ja" fo:country="JP" style:font-family-asian="Courier" style:font-pitch-asian="variable" style:font-size-asian="28pt" style:language-asian="ja" style:country-asian="JP" style:font-family-complex="Courier" style:font-pitch-complex="variable" style:font-size-complex="28pt" style:language-complex="ja" style:country-complex="JP"/>
    </style:style>
    <style:style style:name="T80" style:family="text">
      <style:text-properties fo:font-family="'Times New Roman'" style:font-pitch="variable" fo:font-size="28pt" fo:language="en" fo:country="US" style:font-size-asian="28pt" style:language-asian="en" style:country-asian="US" style:font-size-complex="28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</text:list-style>
    <text:list-style style:name="L4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number text:level="3" style:num-suffix="." style:num-format="1">
        <style:list-level-properties text:space-before="2.381cm" text:min-label-width="1.429cm"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4" style:num-suffix="." style:num-format="1">
        <style:list-level-properties text:space-before="3.651cm" text:min-label-width="1.429cm"/>
        <style:text-properties fo:color="#000000" fo:font-size="100%"/>
      </text:list-level-style-number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1.428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IC150 Lecture 3 Intro to C Programming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2cm" svg:height="3.175cm" svg:x="3.4cm" svg:y="6.349cm" presentation:class="title" presentation:user-transformed="true">
          <draw:text-box>
            <text:list text:style-name="L1">
              <text:list-header>
                <text:p text:style-name="P1"><text:span text:style-name="T1">IC150 Lectures 11-12</text:span><text:span text:style-name="T1"><text:line-break/></text:span><text:span text:style-name="T2">Stepwise Refinement</text:span><text:span text:style-name="T1"><text:line-break/></text:span><text:span text:style-name="T2">Modular Programming</text:span></text:p>
              </text:list-header>
            </text:list>
          </draw:text-box>
        </draw:frame>
        <draw:frame presentation:style-name="pr2" draw:text-style-name="P2" draw:layer="layout" svg:width="19.261cm" svg:height="2.138cm" svg:x="4.127cm" svg:y="13.525cm">
          <draw:text-box>
            <text:list text:style-name="L1">
              <text:list-header>
                <text:p text:style-name="P3">Timothy A. Gonsalves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1" presentation:class="page"/>
          <draw:frame presentation:style-name="pr3" draw:text-style-name="P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n Arithmetic Program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4.31cm" svg:height="2.165cm" svg:x="1.145cm" svg:y="0.506cm" presentation:class="title" presentation:user-transformed="true">
          <draw:text-box>
            <text:list text:style-name="L3">
              <text:list-header>
                <text:p text:style-name="P4"><text:span text:style-name="T4">Stepwise Refinement:</text:span><text:span text:style-name="T4"><text:line-break/></text:span><text:span text:style-name="T4">An Arithmetic Program</text:span></text:p>
              </text:list-header>
            </text:list>
          </draw:text-box>
        </draw:frame>
        <draw:frame presentation:style-name="pr5" draw:text-style-name="P2" draw:layer="layout" svg:width="25.456cm" svg:height="11.956cm" svg:x="1.145cm" svg:y="5.4cm" presentation:class="outline" presentation:user-transformed="true">
          <draw:text-box>
            <text:list text:style-name="L4">
              <text:list-item>
                <text:p text:style-name="P3"><text:span text:style-name="T5">Goal: Write a program that adds two numbers and finds their average</text:span></text:p>
              </text:list-item>
              <text:list-item>
                <text:p text:style-name="P3"><text:span text:style-name="T5">Method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Input: Get the numbers from the user</text:span></text:p>
                  </text:list-item>
                  <text:list-item>
                    <text:p text:style-name="P6"><text:span text:style-name="T6">Compute: Do the arithmetic</text:span></text:p>
                  </text:list-item>
                  <text:list-item>
                    <text:p text:style-name="P6"><text:span text:style-name="T6">Output: Give the results to the us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9cm" svg:y="1.905cm" draw:page-number="2" presentation:class="page"/>
          <draw:frame presentation:style-name="pr6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Refine the solution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4.31cm" svg:height="2.165cm" svg:x="1.145cm" svg:y="0.506cm" presentation:class="title" presentation:user-transformed="true">
          <draw:text-box>
            <text:list text:style-name="L3">
              <text:list-header>
                <text:p text:style-name="P10"><text:span text:style-name="T7">Refine the solution</text:span></text:p>
              </text:list-header>
            </text:list>
          </draw:text-box>
        </draw:frame>
        <draw:frame presentation:style-name="pr5" draw:text-style-name="P2" draw:layer="layout" svg:width="25.456cm" svg:height="14.605cm" svg:x="1.145cm" svg:y="2.751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8">Inpu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9">Read one number</text:span></text:p>
                      </text:list-item>
                      <text:list-item>
                        <text:p text:style-name="P11"><text:span text:style-name="T9">Read second numbe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8">Comput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Let sum </text:span><text:span text:style-name="T10"></text:span><text:span text:style-name="T11"></text:span><text:span text:style-name="T6">number 1 + number 2</text:span></text:p>
                      </text:list-item>
                      <text:list-item>
                        <text:p text:style-name="P11"><text:span text:style-name="T6">Let avg </text:span><text:span text:style-name="T10"></text:span><text:span text:style-name="T6"> sum / 2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5">Outpu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Print sum and averag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12"><text:span text:style-name="T6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9cm" svg:y="1.905cm" draw:page-number="3" presentation:class="page"/>
          <draw:frame presentation:style-name="pr6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Refine Pseudo-code Further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4.31cm" svg:height="2.165cm" svg:x="1.145cm" svg:y="0.506cm" presentation:class="title" presentation:user-transformed="true">
          <draw:text-box>
            <text:list text:style-name="L3">
              <text:list-header>
                <text:p text:style-name="P4"><text:span text:style-name="T12">Refine Pseudo-code Further</text:span></text:p>
              </text:list-header>
            </text:list>
          </draw:text-box>
        </draw:frame>
        <draw:frame presentation:style-name="pr5" draw:text-style-name="P2" draw:layer="layout" svg:width="25.456cm" svg:height="14.605cm" svg:x="1.145cm" svg:y="2.751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8">Inpu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8">Read one number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9">Prompt the user to enter a number</text:span></text:p>
                          </text:list-item>
                          <text:list-item>
                            <text:p text:style-name="P13"><text:span text:style-name="T9">Let n1 </text:span><text:span text:style-name="T10"></text:span><text:span text:style-name="T9"> number read from us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8">Read second number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9">Prompt the user to enter a number</text:span></text:p>
                          </text:list-item>
                          <text:list-item>
                            <text:p text:style-name="P13"><text:span text:style-name="T9">Let n1 </text:span><text:span text:style-name="T10"></text:span><text:span text:style-name="T9"> number read from us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8">Comput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Let sum </text:span><text:span text:style-name="T10"></text:span><text:span text:style-name="T6"> n1 + n2</text:span></text:p>
                      </text:list-item>
                      <text:list-item>
                        <text:p text:style-name="P11"><text:span text:style-name="T6">Let avg </text:span><text:span text:style-name="T10"></text:span><text:span text:style-name="T6"> sum / 2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5">Outpu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Print sum and avg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12"><text:span text:style-name="T6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9cm" svg:y="1.905cm" draw:page-number="4" presentation:class="page"/>
          <draw:frame presentation:style-name="pr6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Convert Pseudo-code to C" draw:style-name="dp1" draw:master-page-name="Default" presentation:use-date-time-name="dtd1">
        <office:forms form:automatic-focus="false" form:apply-design-mode="false"/>
        <draw:frame presentation:style-name="pr7" draw:text-style-name="P2" draw:layer="layout" svg:width="24.763cm" svg:height="3.175cm" svg:x="0.916cm" svg:y="-0.213cm" presentation:class="title" presentation:user-transformed="true">
          <draw:text-box>
            <text:list text:style-name="L1">
              <text:list-header>
                <text:p text:style-name="P14">Convert Pseudo-code to C</text:p>
              </text:list-header>
            </text:list>
          </draw:text-box>
        </draw:frame>
        <draw:frame presentation:style-name="pr8" draw:text-style-name="P2" draw:layer="layout" svg:width="25.451cm" svg:height="14.6cm" svg:x="1.145cm" svg:y="2.752cm" presentation:class="outline" presentation:user-transformed="true">
          <draw:text-box>
            <text:list text:style-name="L7">
              <text:list-header>
                <text:p text:style-name="P15"><text:span text:style-name="T13">// Find sum and average</text:span></text:p>
                <text:p text:style-name="P15"><text:span text:style-name="T13">#include &lt;stdio.h&gt;</text:span></text:p>
                <text:p text:style-name="P15"><text:span text:style-name="T13">main()</text:span></text:p>
                <text:p text:style-name="P16"><text:span text:style-name="T13">{ </text:span><text:span text:style-name="T13"><text:tab/></text:span><text:span text:style-name="T13"><text:line-break/></text:span><text:span text:style-name="T13">int n1, n2, sum, avg;</text:span><text:span text:style-name="T13"><text:line-break/></text:span><text:span text:style-name="T13">printf(</text:span><text:span text:style-name="T14">“</text:span><text:span text:style-name="T13">Enter first number: </text:span><text:span text:style-name="T14">”</text:span><text:span text:style-name="T13">);</text:span></text:p>
                <text:p text:style-name="P16"><text:span text:style-name="T13"><text:tab/></text:span><text:span text:style-name="T13">scanf(</text:span><text:span text:style-name="T14">“</text:span><text:span text:style-name="T13">%d</text:span><text:span text:style-name="T14">”</text:span><text:span text:style-name="T13">, &amp;n1);</text:span></text:p>
                <text:p text:style-name="P16"><text:span text:style-name="T13"><text:tab/></text:span><text:span text:style-name="T13">printf(</text:span><text:span text:style-name="T14">“</text:span><text:span text:style-name="T13">Enter second number: </text:span><text:span text:style-name="T14">”</text:span><text:span text:style-name="T13">);</text:span></text:p>
                <text:p text:style-name="P16"><text:span text:style-name="T13"><text:tab/></text:span><text:span text:style-name="T13">scanf(</text:span><text:span text:style-name="T14">“</text:span><text:span text:style-name="T13">%d</text:span><text:span text:style-name="T14">”</text:span><text:span text:style-name="T13">, &amp;n2);</text:span></text:p>
                <text:p text:style-name="P16"><text:span text:style-name="T13"><text:tab/></text:span><text:span text:style-name="T13">sum = n1 + n2;</text:span><text:span text:style-name="T13"><text:line-break/></text:span><text:span text:style-name="T13">avg = sum / 2;</text:span></text:p>
                <text:p text:style-name="P16"><text:span text:style-name="T13"><text:tab/></text:span><text:span text:style-name="T13">printf(</text:span><text:span text:style-name="T14">“</text:span><text:span text:style-name="T13">The sum is %d\n</text:span><text:span text:style-name="T14">”</text:span><text:span text:style-name="T13">, sum);</text:span><text:span text:style-name="T13"><text:line-break/></text:span><text:span text:style-name="T13">printf(</text:span><text:span text:style-name="T14">“</text:span><text:span text:style-name="T13">The average is %d\n</text:span><text:span text:style-name="T14">”</text:span><text:span text:style-name="T13">, avg);</text:span></text:p>
                <text:p text:style-name="P16"><text:span text:style-name="T13"><text:tab/></text:span><text:span text:style-name="T13">exit(0);</text:span></text:p>
                <text:p text:style-name="P15"><text:span text:style-name="T13">}</text:span></text:p>
              </text:list-header>
            </text:list>
          </draw:text-box>
        </draw:frame>
        <draw:custom-shape draw:name="Text Box 4" draw:style-name="gr3" draw:text-style-name="P18" draw:layer="layout" svg:width="7.534cm" svg:height="2.293cm" svg:x="18.093cm" svg:y="2.522cm">
          <text:list text:style-name="L9">
            <text:list-header>
              <text:p text:style-name="P17"><text:span text:style-name="T15">Declarations, must precede u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4" draw:text-style-name="P19" draw:layer="layout" svg:x1="18.093cm" svg:y1="3.726cm" svg:x2="6.392cm" svg:y2="6.923cm">
          <text:p/>
        </draw:line>
        <draw:custom-shape draw:name="Text Box 6" draw:style-name="gr5" draw:text-style-name="P21" draw:layer="layout" svg:width="7.778cm" svg:height="2.055cm" svg:x="19.713cm" svg:y="7.726cm">
          <text:list text:style-name="L9">
            <text:list-header>
              <text:p text:style-name="P20"><text:span text:style-name="T16">%d - <text:s/>specifies decimal</text:span></text:p>
              <text:p text:style-name="P20"><text:span text:style-name="T16">&amp; - address of 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4" draw:text-style-name="P19" draw:layer="layout" svg:x1="19.875cm" svg:y1="8.925cm" svg:x2="11.376cm" svg:y2="9.124cm">
          <text:p/>
        </draw:line>
        <draw:custom-shape draw:name="Text Box 8" draw:style-name="gr6" draw:text-style-name="P18" draw:layer="layout" svg:width="7.339cm" svg:height="1.277cm" svg:x="18.312cm" svg:y="11.126cm">
          <text:list text:style-name="L9">
            <text:list-header>
              <text:p text:style-name="P17"><text:span text:style-name="T17">assignm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4" draw:text-style-name="P19" draw:layer="layout" svg:x1="18.269cm" svg:y1="11.924cm" svg:x2="9.86cm" svg:y2="12.925cm">
          <text:p/>
        </draw:line>
        <draw:custom-shape draw:name="Text Box 10" draw:style-name="gr7" draw:text-style-name="P18" draw:layer="layout" svg:width="11.926cm" svg:height="2.293cm" svg:x="15.058cm" svg:y="15.924cm">
          <text:list text:style-name="L9">
            <text:list-header>
              <text:p text:style-name="P17"><text:span text:style-name="T15">Returning 0 is used to signify normal termin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4" draw:text-style-name="P19" draw:layer="layout" svg:x1="15.058cm" svg:y1="17.127cm" svg:x2="6.391cm" svg:y2="16.325cm">
          <text:p/>
        </draw:line>
        <draw:custom-shape draw:name="Rectangle 12" draw:style-name="gr8" draw:text-style-name="P2" draw:layer="layout" svg:width="0.555cm" svg:height="1.103cm" svg:x="4.362cm" svg:y="0.013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rogram Development Methodology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4.31cm" svg:height="2.165cm" svg:x="1.145cm" svg:y="0.506cm" presentation:class="title" presentation:user-transformed="true">
          <draw:text-box>
            <text:list text:style-name="L3">
              <text:list-header>
                <text:p text:style-name="P4"><text:span text:style-name="T18">Program Development Methodology</text:span></text:p>
              </text:list-header>
            </text:list>
          </draw:text-box>
        </draw:frame>
        <draw:frame presentation:style-name="pr9" draw:text-style-name="P2" draw:layer="layout" svg:width="25.456cm" svg:height="13.834cm" svg:x="1.145cm" svg:y="3.523cm" presentation:class="outline" presentation:user-transformed="true">
          <draw:text-box>
            <text:list text:style-name="L10">
              <text:list-item>
                <text:p text:style-name="P3"><text:span text:style-name="T19">Devise a step-by-step procedure (algorithm) and the necessary data structures (variables)</text:span></text:p>
              </text:list-item>
              <text:list-item>
                <text:p text:style-name="P3"><text:span text:style-name="T19">Write the algorithm in pseudo-code</text:span></text:p>
              </text:list-item>
              <text:list-item>
                <text:p text:style-name="P3"><text:span text:style-name="T19">Refine each step of the pseudo-code</text:span></text:p>
              </text:list-item>
              <text:list-item>
                <text:p text:style-name="P3"><text:span text:style-name="T19">When the pseudo-code is sufficiently simple, convert it to C (or other programming language)</text:span></text:p>
              </text:list-item>
              <text:list-item>
                <text:p text:style-name="P3"><text:span text:style-name="T19">Hand-simulate the code with various inputs</text:span></text:p>
              </text:list-item>
              <text:list-item>
                <text:p text:style-name="P3"><text:span text:style-name="T19">Type it into a file, compile and test with various input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9cm" svg:y="1.905cm" draw:page-number="6" presentation:class="page"/>
          <draw:frame presentation:style-name="pr6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Modular Programming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16.757cm" svg:height="2.324cm" svg:x="10cm" svg:y="0cm" presentation:class="title" presentation:user-transformed="true">
          <draw:text-box>
            <text:list text:style-name="L1">
              <text:list-header>
                <text:p text:style-name="P14"><text:span text:style-name="T8">Modular Programming</text:span></text:p>
              </text:list-header>
            </text:list>
          </draw:text-box>
        </draw:frame>
        <draw:frame presentation:style-name="pr8" draw:text-style-name="P2" draw:layer="layout" svg:width="25.448cm" svg:height="14.6cm" svg:x="1.147cm" svg:y="2.752cm" presentation:class="outline">
          <draw:text-box>
            <text:list text:style-name="L11">
              <text:list-header>
                <text:p text:style-name="P22">Subprograms</text:p>
              </text:list-header>
            </text:list>
            <text:list text:style-name="L4">
              <text:list-item>
                <text:list>
                  <text:list-item>
                    <text:p text:style-name="P6"><text:span text:style-name="T20">functions</text:span> in C, C++, <text:span text:style-name="T20">classes </text:span>and <text:span text:style-name="T20">methods </text:span>in Java facilitate modular programming</text:p>
                    <text:list>
                      <text:list-item>
                        <text:p text:style-name="P11">Overall task is divided into modules</text:p>
                      </text:list-item>
                      <text:list-item>
                        <text:p text:style-name="P11">Each module - a collection of subprograms</text:p>
                      </text:list-item>
                    </text:list>
                  </text:list-item>
                  <text:list-item>
                    <text:p text:style-name="P6">a subprogram may be invoked at several points</text:p>
                    <text:list>
                      <text:list-item>
                        <text:p text:style-name="P11">A commonly used computation</text:p>
                      </text:list-item>
                    </text:list>
                  </text:list-item>
                  <text:list-item>
                    <text:p text:style-name="P6">hiding the implementation </text:p>
                  </text:list-item>
                  <text:list-item>
                    <text:p text:style-name="P6">incorporating changes is easier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7" presentation:class="page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Example of function libraries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24.399cm" svg:height="2.324cm" svg:x="2.358cm" svg:y="0cm" presentation:class="title">
          <draw:text-box>
            <text:list text:style-name="L12">
              <text:list-header>
                <text:p text:style-name="P23"><text:span text:style-name="T5">Example of function libraries</text:span></text:p>
              </text:list-header>
            </text:list>
          </draw:text-box>
        </draw:frame>
        <draw:frame presentation:style-name="pr5" draw:text-style-name="P2" draw:layer="layout" svg:width="25.448cm" svg:height="14.6cm" svg:x="1.147cm" svg:y="2.752cm" presentation:class="outline">
          <draw:text-box>
            <text:list text:style-name="L4">
              <text:list-item>
                <text:p text:style-name="P3"><text:span text:style-name="T5">String manipulation </text:span></text:p>
              </text:list-item>
              <text:list-item>
                <text:p text:style-name="P3"><text:span text:style-name="T5">Trignometrical </text:span></text:p>
              </text:list-item>
              <text:list-item>
                <text:p text:style-name="P3"><text:span text:style-name="T5">Finite Element Method </text:span></text:p>
                <text:list>
                  <text:list-item>
                    <text:list>
                      <text:list-item>
                        <text:p text:style-name="P11"><text:span text:style-name="T5">Used in structural analysis by Mechanical, Civil, Aero, </text:span><text:span text:style-name="T21">et al.</text:span><text:span text:style-name="T5"> for stress calculations etc.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2">Most function libraries cost a lot</text:span></text:p>
                <text:list>
                  <text:list-item>
                    <text:list>
                      <text:list-item>
                        <text:p text:style-name="P11"><text:span text:style-name="T22">Business opportunity – identify functions that are useful to your area of study, create libraries and sell them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5">Free Software function libraries</text:span></text:p>
                <text:list>
                  <text:list-item>
                    <text:p text:style-name="P6"><text:span text:style-name="T5">Can be copied freely, can be read and modified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9cm" svg:height="9.525cm" svg:x="2.65cm" svg:y="1.905cm" draw:page-number="8" presentation:class="page"/>
          <draw:frame presentation:style-name="pr6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ower Function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4.399cm" svg:height="2.324cm" svg:x="2.358cm" svg:y="0cm" presentation:class="title">
          <draw:text-box>
            <text:list text:style-name="L1">
              <text:list-header>
                <text:p text:style-name="P24"><text:span text:style-name="T8">Power Function</text:span></text:p>
              </text:list-header>
            </text:list>
          </draw:text-box>
        </draw:frame>
        <draw:frame presentation:style-name="pr8" draw:text-style-name="P2" draw:layer="layout" svg:width="25.448cm" svg:height="14.6cm" svg:x="1.147cm" svg:y="2.752cm" presentation:class="outline">
          <draw:text-box>
            <text:list text:style-name="L11">
              <text:list-header>
                <text:p text:style-name="P15"><text:span text:style-name="T23">#include &lt;stdio.h&gt;</text:span></text:p>
                <text:p text:style-name="P15"><text:span text:style-name="T23">int power(int, int);</text:span></text:p>
                <text:p text:style-name="P15"><text:span text:style-name="T23">main () {</text:span></text:p>
                <text:p text:style-name="P15"><text:span text:style-name="T23">for (int i = 0; i &lt; 10; i ++)</text:span></text:p>
                <text:p text:style-name="P25"><text:span text:style-name="T23"><text:tab/></text:span><text:span text:style-name="T23">printf(</text:span><text:span text:style-name="T24">“</text:span><text:span text:style-name="T23">%d %d %d\n</text:span><text:span text:style-name="T24">”</text:span><text:span text:style-name="T23">, i, power(3,i), 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power(-4,i);</text:span></text:p>
                <text:p text:style-name="P15"><text:span text:style-name="T23">}</text:span></text:p>
                <text:p text:style-name="P15"><text:span text:style-name="T23">int power (int base, int n)</text:span><text:span text:style-name="T23"><text:line-break/></text:span><text:span text:style-name="T23">{</text:span></text:p>
                <text:p text:style-name="P25"><text:span text:style-name="T23"><text:tab/></text:span><text:span text:style-name="T23"> <text:s/></text:span><text:span text:style-name="T23">int i, p = 1;</text:span></text:p>
                <text:p text:style-name="P25"><text:span text:style-name="T23"><text:tab/></text:span><text:span text:style-name="T23"> <text:s/></text:span><text:span text:style-name="T23">for (i=1; i&lt;=n; i++)</text:span></text:p>
                <text:p text:style-name="P25"><text:span text:style-name="T23"><text:tab/></text:span><text:span text:style-name="T23"><text:tab/></text:span><text:span text:style-name="T23"> <text:s text:c="3"/></text:span><text:span text:style-name="T23">p = p</text:span><text:span text:style-name="T25"></text:span><text:span text:style-name="T23">base;</text:span></text:p>
                <text:p text:style-name="P25"><text:span text:style-name="T23"><text:tab/></text:span><text:span text:style-name="T23"> <text:s/></text:span><text:span text:style-name="T23">return p;</text:span><text:span text:style-name="T23"><text:line-break/></text:span><text:span text:style-name="T23">}</text:span></text:p>
              </text:list-header>
            </text:list>
          </draw:text-box>
        </draw:frame>
        <draw:custom-shape draw:name="Text Box 4" draw:style-name="gr9" draw:text-style-name="P27" draw:layer="layout" svg:width="10.694cm" svg:height="1.446cm" svg:x="14.843cm" svg:y="17.326cm">
          <text:list text:style-name="L2">
            <text:list-header>
              <text:p text:style-name="P26"><text:span text:style-name="T26">power() computes </text:span><text:span text:style-name="T27">base</text:span><text:span text:style-name="T28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0" draw:text-style-name="P18" draw:layer="layout" svg:width="7.567cm" svg:height="1.277cm" svg:x="16.356cm" svg:y="2.725cm">
          <text:list text:style-name="L13">
            <text:list-header>
              <text:p text:style-name="P28"><text:span text:style-name="T29">function proto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18" draw:layer="layout" svg:width="6.65cm" svg:height="2.293cm" svg:x="19.958cm" svg:y="4.723cm">
          <text:list text:style-name="L13">
            <text:list-header>
              <text:p text:style-name="P28"><text:span text:style-name="T29">Invocation with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2" draw:text-style-name="P19" draw:layer="layout" svg:x1="16.051cm" svg:y1="3.598cm" svg:x2="12.241cm" svg:y2="4.326cm">
          <text:p/>
        </draw:line>
        <draw:custom-shape draw:name="AutoShape 8" draw:style-name="gr13" draw:text-style-name="P2" draw:layer="layout" svg:width="0.688cm" svg:height="5.503cm" svg:x="14.623cm" svg:y="11.527cm">
          <text:p/>
          <draw:enhanced-geometry svg:viewBox="0 0 21600 21600" draw:glue-points="0 0 0 21600 21600 10800" draw:text-areas="0 ?f9 7800 ?f10" draw:type="right-brace" draw:modifiers="195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9" draw:style-name="gr14" draw:text-style-name="P18" draw:layer="layout" svg:width="5.274cm" svg:height="1.277cm" svg:x="15.134cm" svg:y="12.488cm">
          <text:list text:style-name="L13">
            <text:list-header>
              <text:p text:style-name="P28"><text:span text:style-name="T29">A blo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15" draw:text-style-name="P19" draw:layer="layout" svg:x1="19.953cm" svg:y1="6.125cm" svg:x2="18.758cm" svg:y2="7.232cm">
          <text:p/>
        </draw:line>
        <draw:line draw:name="Line 11" draw:style-name="gr16" draw:text-style-name="P19" draw:layer="layout" svg:x1="21.157cm" svg:y1="7.051cm" svg:x2="20.76cm" svg:y2="7.924cm">
          <text:p/>
        </draw:line>
        <draw:custom-shape draw:name="Rectangle 12" draw:style-name="gr17" draw:text-style-name="P2" draw:layer="layout" svg:width="13.758cm" svg:height="6.853cm" svg:x="0.688cm" svg:y="10.927cm">
          <text:p/>
          <draw:enhanced-geometry svg:viewBox="0 0 21600 21600" draw:type="rectangle" draw:enhanced-path="M 0 0 L 21600 0 21600 21600 0 21600 0 0 Z N"/>
        </draw:custom-shape>
        <draw:custom-shape draw:name="TextBox 1" draw:style-name="gr18" draw:text-style-name="P29" draw:layer="layout" svg:width="8.886cm" svg:height="1.277cm" svg:x="18.093cm" svg:y="15.125cm">
          <text:list text:style-name="L14">
            <text:list-header>
              <text:p text:style-name="P23"><text:span text:style-name="T30">Scope of variable </text:span><text:span text:style-name="T31">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9" presentation:class="page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Calling Power Function with i=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4.399cm" svg:height="2.324cm" svg:x="2.358cm" svg:y="0cm" presentation:class="title">
          <draw:text-box>
            <text:list text:style-name="L1">
              <text:list-header>
                <text:p text:style-name="P24"><text:span text:style-name="T32">Calling Power Function with </text:span><text:span text:style-name="T33">i=3</text:span></text:p>
              </text:list-header>
            </text:list>
          </draw:text-box>
        </draw:frame>
        <draw:frame presentation:style-name="pr8" draw:text-style-name="P2" draw:layer="layout" svg:width="25.448cm" svg:height="14.6cm" svg:x="1.147cm" svg:y="2.752cm" presentation:class="outline">
          <draw:text-box>
            <text:list text:style-name="L11">
              <text:list-header>
                <text:p text:style-name="P25"><text:span text:style-name="T8"><text:tab/></text:span><text:span text:style-name="T34">printf(</text:span><text:span text:style-name="T35">“</text:span><text:span text:style-name="T34">%d %d %d\n</text:span><text:span text:style-name="T35">”</text:span><text:span text:style-name="T34">, i, power(3, i), power(-4, i));</text:span></text:p>
              </text:list-header>
            </text:list>
          </draw:text-box>
        </draw:frame>
        <draw:custom-shape draw:name="Rectangle 4" draw:style-name="gr17" draw:text-style-name="P2" draw:layer="layout" svg:width="12.841cm" svg:height="6.773cm" svg:x="0.688cm" svg:y="9.525cm">
          <text:p/>
          <draw:enhanced-geometry svg:viewBox="0 0 21600 21600" draw:type="rectangle" draw:enhanced-path="M 0 0 L 21600 0 21600 21600 0 21600 0 0 Z N"/>
        </draw:custom-shape>
        <draw:custom-shape draw:name="Rectangle 5" draw:style-name="gr19" draw:text-style-name="P32" draw:layer="layout" svg:width="12.841cm" svg:height="6.357cm" svg:x="0.688cm" svg:y="9.737cm">
          <text:list text:style-name="L2">
            <text:list-header>
              <text:p text:style-name="P30"><text:span text:style-name="T36">int power (int base, int n) {</text:span></text:p>
              <text:p text:style-name="P31"><text:span text:style-name="T36"><text:tab/></text:span><text:span text:style-name="T36">int i, p = 1;</text:span></text:p>
              <text:p text:style-name="P31"><text:span text:style-name="T36"><text:tab/></text:span><text:span text:style-name="T36">for ( i = 1; i &lt;= n ; i ++)</text:span></text:p>
              <text:p text:style-name="P31"><text:span text:style-name="T36"><text:tab/></text:span><text:span text:style-name="T36"><text:tab/></text:span><text:span text:style-name="T36">p <text:s/>= p </text:span><text:span text:style-name="T37"></text:span><text:span text:style-name="T36"> base;</text:span></text:p>
              <text:p text:style-name="P31"><text:span text:style-name="T36"><text:tab/></text:span><text:span text:style-name="T36">return p;</text:span></text:p>
              <text:p text:style-name="P30"><text:span text:style-name="T36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7" draw:text-style-name="P2" draw:layer="layout" svg:width="12.841cm" svg:height="6.773cm" svg:x="14.217cm" svg:y="9.525cm">
          <text:p/>
          <draw:enhanced-geometry svg:viewBox="0 0 21600 21600" draw:type="rectangle" draw:enhanced-path="M 0 0 L 21600 0 21600 21600 0 21600 0 0 Z N"/>
        </draw:custom-shape>
        <draw:custom-shape draw:name="Rectangle 7" draw:style-name="gr20" draw:text-style-name="P32" draw:layer="layout" svg:width="12.841cm" svg:height="6.357cm" svg:x="14.217cm" svg:y="9.737cm">
          <text:list text:style-name="L2">
            <text:list-header>
              <text:p text:style-name="P30"><text:span text:style-name="T36">int power (int base, int n) {</text:span></text:p>
              <text:p text:style-name="P31"><text:span text:style-name="T36"><text:tab/></text:span><text:span text:style-name="T36">int i, p = 1;</text:span></text:p>
              <text:p text:style-name="P31"><text:span text:style-name="T36"><text:tab/></text:span><text:span text:style-name="T36">for ( i = 1; i &lt;= n ; i ++)</text:span></text:p>
              <text:p text:style-name="P31"><text:span text:style-name="T36"><text:tab/></text:span><text:span text:style-name="T36"><text:tab/></text:span><text:span text:style-name="T36">p <text:s/>= p </text:span><text:span text:style-name="T37"></text:span><text:span text:style-name="T36"> base;</text:span></text:p>
              <text:p text:style-name="P31"><text:span text:style-name="T36"><text:tab/></text:span><text:span text:style-name="T36">return p;</text:span></text:p>
              <text:p text:style-name="P30"><text:span text:style-name="T36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8" draw:style-name="gr21" draw:text-style-name="P2" draw:layer="layout" svg:width="9.507cm" svg:height="6.023cm" svg:x="6.421cm" svg:y="3.925cm">
          <text:p/>
          <draw:enhanced-geometry svg:viewBox="0 0 2328 1344" draw:glue-points="3422650 0 2928659 619579 1093837 851921 176425 1394052 35285 2168525" draw:type="non-primitive" draw:enhanced-path="M 2328 0 C 2292 148 2256 296 1992 384 1728 472 1056 448 744 528 432 608 240 728 120 864 0 1000 12 1172 24 1344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1000"/>
            <draw:equation draw:name="f11" draw:formula="0*sin(atan2(0,1172))"/>
            <draw:equation draw:name="f12" draw:formula=""/>
          </draw:enhanced-geometry>
        </draw:custom-shape>
        <draw:custom-shape draw:name="Freeform 9" draw:style-name="gr21" draw:text-style-name="P2" draw:layer="layout" svg:width="7.827cm" svg:height="5.825cm" svg:x="9.402cm" svg:y="4.123cm">
          <text:p/>
          <draw:enhanced-geometry svg:viewBox="0 0 2328 1344" draw:glue-points="2817813 0 2411118 599168 900538 823856 145248 1348127 29050 2097087" draw:type="non-primitive" draw:enhanced-path="M 2328 0 C 2292 148 2256 296 1992 384 1728 472 1056 448 744 528 432 608 240 728 120 864 0 1000 12 1172 24 1344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1000"/>
            <draw:equation draw:name="f11" draw:formula="0*sin(atan2(0,1172))"/>
            <draw:equation draw:name="f12" draw:formula=""/>
          </draw:enhanced-geometry>
        </draw:custom-shape>
        <draw:custom-shape draw:name="Text Box 10" draw:style-name="gr22" draw:text-style-name="P34" draw:layer="layout" svg:width="2.522cm" svg:height="1.615cm" svg:x="12.841cm" svg:y="6.562cm">
          <text:list text:style-name="L2">
            <text:list-header>
              <text:p text:style-name="P33"><text:span text:style-name="T38">27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23" draw:text-style-name="P19" draw:layer="layout" svg:x1="13.988cm" svg:y1="6.773cm" svg:x2="14.407cm" svg:y2="3.925cm">
          <text:p/>
        </draw:line>
        <draw:custom-shape draw:name="Freeform 12" draw:style-name="gr21" draw:text-style-name="P2" draw:layer="layout" svg:width="2.028cm" svg:height="6.235cm" svg:x="20.179cm" svg:y="3.925cm">
          <text:p/>
          <draw:enhanced-geometry svg:viewBox="0 0 768 1440" draw:glue-points="730250 0 547688 823066 91281 1646132 0 2244725" draw:type="non-primitive" draw:enhanced-path="M 768 0 C 728 176 688 352 576 528 464 704 192 904 96 1056 0 1208 0 1324 0 144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1208"/>
            <draw:equation draw:name="f8" draw:formula="1324"/>
            <draw:equation draw:name="f9" draw:formula="1440"/>
          </draw:enhanced-geometry>
        </draw:custom-shape>
        <draw:custom-shape draw:name="Freeform 13" draw:style-name="gr21" draw:text-style-name="P2" draw:layer="layout" svg:width="1.085cm" svg:height="6.023cm" svg:x="22.644cm" svg:y="3.925cm">
          <text:p/>
          <draw:enhanced-geometry svg:viewBox="0 0 320 1392" draw:glue-points="390525 0 273368 1121651 39053 1719865 39053 2168525" draw:type="non-primitive" draw:enhanced-path="M 320 0 C 296 268 272 536 224 720 176 904 64 992 32 1104 0 1216 16 1304 32 1392 N">
            <draw:equation draw:name="f0" draw:formula=""/>
            <draw:equation draw:name="f1" draw:formula=""/>
            <draw:equation draw:name="f2" draw:formula="0*tan(536)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1216"/>
            <draw:equation draw:name="f8" draw:formula="0*tan(1304)"/>
            <draw:equation draw:name="f9" draw:formula=""/>
          </draw:enhanced-geometry>
        </draw:custom-shape>
        <draw:custom-shape draw:name="Text Box 14" draw:style-name="gr24" draw:text-style-name="P34" draw:layer="layout" svg:width="2.523cm" svg:height="1.615cm" svg:x="19.032cm" svg:y="4.952cm">
          <text:list text:style-name="L2">
            <text:list-header>
              <text:p text:style-name="P33"><text:span text:style-name="T38">-6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25" draw:text-style-name="P19" draw:layer="layout" svg:x1="20.408cm" svg:y1="5.291cm" svg:x2="20.258cm" svg:y2="3.924cm">
          <text:p/>
        </draw:line>
        <draw:custom-shape draw:name="Freeform 16" draw:style-name="gr26" draw:text-style-name="P2" draw:layer="layout" svg:width="6.192cm" svg:height="6.95cm" svg:x="7.108cm" svg:y="8.043cm">
          <text:p/>
          <draw:enhanced-geometry svg:viewBox="0 0 1296 1576" draw:glue-points="0 2362200 1816100 2362200 2146300 1524000 1981200 457200 2228850 0" draw:type="non-primitive" draw:enhanced-path="M 0 1488 C 424 1532 848 1576 1056 1488 1264 1400 1232 1160 1248 960 1264 760 1144 448 1152 288 1160 128 1228 64 1296 0 N">
            <draw:equation draw:name="f0" draw:formula="1488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sqrt(0*0-0*0)"/>
            <draw:equation draw:name="f10" draw:formula=""/>
            <draw:equation draw:name="f11" draw:formula=""/>
            <draw:equation draw:name="f12" draw:formula="0*tan(0)"/>
          </draw:enhanced-geometry>
        </draw:custom-shape>
        <draw:custom-shape draw:name="Freeform 17" draw:style-name="gr27" draw:text-style-name="P2" draw:layer="layout" svg:width="5.543cm" svg:height="8.573cm" svg:x="20.867cm" svg:y="6.35cm">
          <text:p/>
          <draw:enhanced-geometry svg:viewBox="0 0 1160 1944" draw:glue-points="0 2971800 1403723 2971800 1981726 2286000 1486295 1219200 0 0" draw:type="non-primitive" draw:enhanced-path="M 0 1872 C 312 1908 624 1944 816 1872 1008 1800 1144 1624 1152 1440 1160 1256 1056 1008 864 768 672 528 336 264 0 0 N">
            <draw:equation draw:name="f0" draw:formula="1872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sqrt(0*0-0*0)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</draw:enhanced-geometry>
        </draw:custom-shap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10" presentation:class="page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Recursive Function Example" draw:style-name="dp1" draw:master-page-name="Default" presentation:presentation-page-layout-name="AL2T1" presentation:use-date-time-name="dtd1">
        <office:forms form:automatic-focus="false" form:apply-design-mode="false"/>
        <draw:custom-shape draw:name="Rectangle 2" draw:style-name="gr28" draw:text-style-name="P2" draw:layer="layout" svg:width="9.172cm" svg:height="2.54cm" svg:x="17.657cm" svg:y="4.6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" draw:layer="layout" svg:width="24.399cm" svg:height="2.324cm" svg:x="2.358cm" svg:y="0cm" presentation:class="title">
          <draw:text-box>
            <text:list text:style-name="L1">
              <text:list-header>
                <text:p text:style-name="P24"><text:span text:style-name="T8">Recursive Function Example</text:span></text:p>
              </text:list-header>
            </text:list>
          </draw:text-box>
        </draw:frame>
        <draw:frame presentation:style-name="pr8" draw:text-style-name="P2" draw:layer="layout" svg:width="25.448cm" svg:height="14.6cm" svg:x="1.147cm" svg:y="2.752cm" presentation:class="outline">
          <draw:text-box>
            <text:list text:style-name="L11">
              <text:list-header>
                <text:p text:style-name="P35"><text:span text:style-name="T39">int power (int base, int n) </text:span><text:span text:style-name="T39"><text:line-break/></text:span><text:span text:style-name="T39">{</text:span></text:p>
                <text:p text:style-name="P36"><text:span text:style-name="T39"><text:tab/></text:span><text:span text:style-name="T39"> <text:s/></text:span><text:span text:style-name="T39">if (n= = 1) return base;</text:span></text:p>
                <text:p text:style-name="P36"><text:span text:style-name="T39"><text:tab/></text:span><text:span text:style-name="T39"> <text:s/></text:span><text:span text:style-name="T39">else </text:span><text:span text:style-name="T39"><text:line-break/></text:span><text:span text:style-name="T39"> <text:s text:c="3"/>return base*power(base, n-1);</text:span><text:span text:style-name="T39"><text:line-break/></text:span><text:span text:style-name="T39">}</text:span></text:p>
                <text:p text:style-name="P35"><text:span text:style-name="T40"/></text:p>
                <text:p text:style-name="P37"><text:span text:style-name="T40">power (3, 4)</text:span><text:span text:style-name="T40"><text:tab/></text:span><text:span text:style-name="T40"> <text:s text:c="6"/></text:span><text:span text:style-name="T40"><text:tab/></text:span><text:span text:style-name="T40"> <text:s text:c="12"/>3*3</text:span><text:span text:style-name="T41">3</text:span><text:span text:style-name="T40"> = <text:s/>3*</text:span><text:span text:style-name="T42">27</text:span><text:span text:style-name="T40"> = 81</text:span></text:p>
                <text:p text:style-name="P37"><text:span text:style-name="T40"><text:tab/></text:span><text:span text:style-name="T40"> </text:span><text:span text:style-name="T42">power (3, 3)</text:span><text:span text:style-name="T40"> </text:span><text:span text:style-name="T40"><text:tab/></text:span><text:span text:style-name="T40"> <text:s/></text:span><text:span text:style-name="T40"><text:tab/></text:span><text:span text:style-name="T40"> <text:s text:c="12"/></text:span><text:span text:style-name="T42">3*3</text:span><text:span text:style-name="T43">2</text:span><text:span text:style-name="T42"> = <text:s/>3*</text:span><text:span text:style-name="T39">9</text:span><text:span text:style-name="T40"> <text:s text:c="2"/>= </text:span><text:span text:style-name="T42">27</text:span></text:p>
                <text:p text:style-name="P37"><text:span text:style-name="T40"><text:tab/></text:span><text:span text:style-name="T40"><text:tab/></text:span><text:span text:style-name="T40"> <text:s text:c="4"/></text:span><text:span text:style-name="T39">power(3,2)</text:span><text:span text:style-name="T40"><text:tab/></text:span><text:span text:style-name="T40"> <text:s/></text:span><text:span text:style-name="T40"><text:tab/></text:span><text:span text:style-name="T40"><text:tab/></text:span><text:span text:style-name="T40"> <text:s text:c="3"/></text:span><text:span text:style-name="T39">3*3</text:span><text:span text:style-name="T44">1</text:span><text:span text:style-name="T39">= <text:s/>3*</text:span><text:span text:style-name="T45">3</text:span><text:span text:style-name="T40"> <text:s text:c="2"/>= </text:span><text:span text:style-name="T39">9</text:span></text:p>
                <text:p text:style-name="P37"><text:span text:style-name="T40"><text:tab/></text:span><text:span text:style-name="T40"><text:tab/></text:span><text:span text:style-name="T40"><text:tab/></text:span><text:span text:style-name="T40"> <text:s text:c="4"/></text:span><text:span text:style-name="T45">power(3,1)</text:span><text:span text:style-name="T40"> </text:span><text:span text:style-name="T40"><text:tab/></text:span><text:span text:style-name="T40"> <text:s text:c="29"/>= </text:span><text:span text:style-name="T45">3</text:span><text:span text:style-name="T40"> </text:span><text:span text:style-name="T40"><text:tab/></text:span></text:p>
              </text:list-header>
            </text:list>
          </draw:text-box>
        </draw:frame>
        <draw:custom-shape draw:name="Text Box 5" draw:style-name="gr29" draw:text-style-name="P39" draw:layer="layout" svg:width="9.172cm" svg:height="1.683cm" svg:x="17.657cm" svg:y="4.868cm">
          <text:list text:style-name="L2">
            <text:list-header>
              <text:p text:style-name="P38"><text:span text:style-name="T26">This condition guarantees termin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30" draw:text-style-name="P19" draw:layer="layout" svg:x1="17.885cm" svg:y1="5.503cm" svg:x2="12.456cm" svg:y2="5.927cm">
          <text:p/>
        </draw:line>
        <draw:custom-shape draw:name="AutoShape 7" draw:style-name="gr31" draw:text-style-name="P2" draw:layer="layout" svg:width="0.635cm" svg:height="0.687cm" draw:transform="rotate (-1.57079632679579) translate (1.833cm 12.488cm)">
          <text:p/>
          <draw:enhanced-geometry svg:viewBox="0 0 21600 21600" draw:text-areas="0 14400 18514 21600" draw:glue-points="163290 0 97970 82550 0 206386 97970 247650 195940 171979 228600 82550" draw:type="non-primitive" draw:enhanced-path="M 15429 0 L 9257 7200 12343 7200 12343 14400 0 14400 0 21600 18514 21600 18514 7200 21600 7200 15429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14400"/>
            <draw:equation draw:name="f5" draw:formula="21600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AutoShape 8" draw:style-name="gr31" draw:text-style-name="P2" draw:layer="layout" svg:width="0.635cm" svg:height="0.687cm" draw:transform="rotate (-1.57079632679579) translate (4.814cm 14.605cm)">
          <text:p/>
          <draw:enhanced-geometry svg:viewBox="0 0 21600 21600" draw:text-areas="0 14400 18514 21600" draw:glue-points="163290 0 97970 82550 0 206386 97970 247650 195940 171979 228600 82550" draw:type="non-primitive" draw:enhanced-path="M 15429 0 L 9257 7200 12343 7200 12343 14400 0 14400 0 21600 18514 21600 18514 7200 21600 7200 15429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14400"/>
            <draw:equation draw:name="f5" draw:formula="21600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AutoShape 9" draw:style-name="gr31" draw:text-style-name="P2" draw:layer="layout" svg:width="0.635cm" svg:height="0.688cm" draw:transform="rotate (-1.57079632679579) translate (3.21cm 13.547cm)">
          <text:p/>
          <draw:enhanced-geometry svg:viewBox="0 0 21600 21600" draw:text-areas="0 14400 18514 21600" draw:glue-points="163290 0 97970 82550 0 206386 97970 247650 195940 171979 228600 82550" draw:type="non-primitive" draw:enhanced-path="M 15429 0 L 9257 7200 12343 7200 12343 14400 0 14400 0 21600 18514 21600 18514 7200 21600 7200 15429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14400"/>
            <draw:equation draw:name="f5" draw:formula="21600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Rectangle 10" draw:style-name="gr17" draw:text-style-name="P2" draw:layer="layout" svg:width="16.739cm" svg:height="7.62cm" svg:x="0.459cm" svg:y="2.5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11" presentation:class="page"/>
          <draw:frame presentation:style-name="pr13" draw:text-style-name="P42" draw:layer="layout" svg:width="13.97cm" svg:height="11.43cm" svg:x="2.54cm" svg:y="12.065cm" presentation:class="notes" presentation:user-transformed="true">
            <draw:text-box>
              <text:list text:style-name="L15">
                <text:list-header>
                  <text:p text:style-name="P40"><text:span text:style-name="T46">A more efficient but more obscure recursive power():</text:span></text:p>
                  <text:p text:style-name="P40"><text:span text:style-name="T46">int power (int num, int exp) {</text:span></text:p>
                  <text:p text:style-name="P41"><text:span text:style-name="T46"><text:tab/></text:span><text:span text:style-name="T46">int p;</text:span></text:p>
                  <text:p text:style-name="P41"><text:span text:style-name="T46"><text:tab/></text:span><text:span text:style-name="T46">if (exp = = 1) return num;</text:span></text:p>
                  <text:p text:style-name="P41"><text:span text:style-name="T46"><text:tab/></text:span><text:span text:style-name="T46">p = power(num, exp/2);</text:span></text:p>
                  <text:p text:style-name="P41"><text:span text:style-name="T46"><text:tab/></text:span><text:span text:style-name="T46">if (exp </text:span><text:span text:style-name="T47">% </text:span><text:span text:style-name="T46">2 = = 0) return p</text:span><text:span text:style-name="T47">*</text:span><text:span text:style-name="T46">p;</text:span></text:p>
                  <text:p text:style-name="P41"><text:span text:style-name="T46"><text:tab/></text:span><text:span text:style-name="T46">else return p</text:span><text:span text:style-name="T47">*</text:span><text:span text:style-name="T46">p</text:span><text:span text:style-name="T47">*</text:span><text:span text:style-name="T46">num; <text:s text:c="7"/>}</text:span></text:p>
                </text:list-header>
              </text:list>
            </draw:text-box>
          </draw:frame>
        </presentation:notes>
      </draw:page>
      <draw:page draw:name="Cost of power()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4.399cm" svg:height="2.324cm" svg:x="2.358cm" svg:y="0cm" presentation:class="title">
          <draw:text-box>
            <text:list text:style-name="L1">
              <text:list-header>
                <text:p text:style-name="P24">Cost of power()</text:p>
              </text:list-header>
            </text:list>
          </draw:text-box>
        </draw:frame>
        <draw:frame presentation:style-name="pr8" draw:text-style-name="P2" draw:layer="layout" svg:width="25.448cm" svg:height="14.6cm" svg:x="1.147cm" svg:y="2.752cm" presentation:class="outline">
          <draw:text-box>
            <text:list text:style-name="L4">
              <text:list-item>
                <text:p text:style-name="P3"><text:span text:style-name="T8">Iterative </text:span><text:span text:style-name="T48">power(base,n) </text:span><text:span text:style-name="T8">requires </text:span><text:span text:style-name="T48">n</text:span><text:span text:style-name="T8"> multiplications</text:span></text:p>
              </text:list-item>
              <text:list-item>
                <text:p text:style-name="P3"><text:span text:style-name="T8">Recursive </text:span><text:span text:style-name="T48">power(base,n) </text:span><text:span text:style-name="T8">requires </text:span><text:span text:style-name="T48">n</text:span><text:span text:style-name="T8"> function calls and </text:span><text:span text:style-name="T48">n</text:span><text:span text:style-name="T8"> multiplications</text:span></text:p>
              </text:list-item>
              <text:list-item>
                <text:p text:style-name="P3"><text:span text:style-name="T8">Okay for small </text:span><text:span text:style-name="T48">n</text:span><text:span text:style-name="T8">, but is inefficient for large </text:span><text:span text:style-name="T48">n</text:span><text:span text:style-name="T8">.</text:span></text:p>
                <text:list>
                  <text:list-item>
                    <text:p text:style-name="P6"><text:span text:style-name="T49">Can you devise a more efficient implementation?</text:span></text:p>
                  </text:list-item>
                </text:list>
                <text:p text:style-name="P3"><text:span text:style-name="T8"/></text:p>
                <text:p text:style-name="P3"><text:span text:style-name="T8"/></text:p>
              </text:list-item>
            </text:list>
          </draw:text-box>
        </draw:frame>
        <draw:custom-shape draw:name="TextBox 3" draw:style-name="gr32" draw:text-style-name="P29" draw:layer="layout" svg:width="5.408cm" svg:height="1.023cm" svg:x="19.826cm" svg:y="12.325cm">
          <text:list text:style-name="L13">
            <text:list-header>
              <text:p text:style-name="P23"><text:span text:style-name="T50">Hint: see Drome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3.758cm" svg:height="9.525cm" svg:x="2.646cm" svg:y="1.905cm" draw:page-number="12" presentation:class="page"/>
          <draw:frame presentation:style-name="pr14" draw:text-style-name="P43" draw:layer="layout" svg:width="13.97cm" svg:height="11.431cm" svg:x="2.54cm" svg:y="12.065cm" presentation:class="notes" presentation:placeholder="true">
            <draw:text-box/>
          </draw:frame>
          <draw:custom-shape draw:name="Slide Number Placeholder 3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actorial, n!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4.399cm" svg:height="2.324cm" svg:x="2.358cm" svg:y="0cm" presentation:class="title">
          <draw:text-box>
            <text:list text:style-name="L1">
              <text:list-header>
                <text:p text:style-name="P24">Factorial, n!</text:p>
              </text:list-header>
            </text:list>
          </draw:text-box>
        </draw:frame>
        <draw:frame presentation:style-name="pr8" draw:text-style-name="P2" draw:layer="layout" svg:width="25.448cm" svg:height="14.6cm" svg:x="1.147cm" svg:y="2.752cm" presentation:class="outline">
          <draw:text-box>
            <text:list text:style-name="L4">
              <text:list-item>
                <text:p text:style-name="P3"><text:span text:style-name="T8">n! = 1×2×3× ... ×(n-2)×(n-1)×n </text:span></text:p>
              </text:list-item>
            </text:list>
            <text:list text:style-name="L11">
              <text:list-header>
                <text:p text:style-name="P22"><text:span text:style-name="T51">Iterative version</text:span></text:p>
                <text:p text:style-name="P22"><text:span text:style-name="T52"/></text:p>
                <text:p text:style-name="P37"><text:span text:style-name="T8"><text:tab/></text:span><text:span text:style-name="T53">int fact(int n) </text:span></text:p>
                <text:p text:style-name="P37"><text:span text:style-name="T53"><text:tab/></text:span><text:span text:style-name="T53">{    </text:span></text:p>
                <text:p text:style-name="P37"><text:span text:style-name="T53"><text:tab/></text:span><text:span text:style-name="T53"> <text:s/></text:span><text:span text:style-name="T53">int i, result;       </text:span></text:p>
                <text:p text:style-name="P37"><text:span text:style-name="T53"><text:tab/></text:span><text:span text:style-name="T53"> <text:s/></text:span><text:span text:style-name="T53">result = 1;    </text:span></text:p>
                <text:p text:style-name="P37"><text:span text:style-name="T53"><text:tab/></text:span><text:span text:style-name="T53"> <text:s/></text:span><text:span text:style-name="T53">for (i = 1; i &lt;= n; i++) </text:span></text:p>
                <text:p text:style-name="P37"><text:span text:style-name="T53"><text:tab/></text:span><text:span text:style-name="T53"><text:tab/></text:span><text:span text:style-name="T53"><text:tab/></text:span><text:span text:style-name="T53">     </text:span><text:span text:style-name="T53">result = result * i;       </text:span></text:p>
                <text:p text:style-name="P37"><text:span text:style-name="T53"><text:tab/></text:span><text:span text:style-name="T53"> <text:s/></text:span><text:span text:style-name="T53">return result; </text:span></text:p>
                <text:p text:style-name="P37"><text:span text:style-name="T53"><text:tab/></text:span><text:span text:style-name="T53">} </text:span></text:p>
              </text:list-header>
            </text:list>
          </draw:text-box>
        </draw:frame>
        <draw:custom-shape draw:name="Rectangle 4" draw:style-name="gr17" draw:text-style-name="P2" draw:layer="layout" svg:width="20.196cm" svg:height="10.583cm" svg:x="1.147cm" svg:y="6.985cm">
          <text:p/>
          <draw:enhanced-geometry svg:viewBox="0 0 21600 21600" draw:type="rectangle" draw:enhanced-path="M 0 0 L 21600 0 21600 21600 0 21600 0 0 Z N"/>
        </draw:custom-shape>
        <draw:custom-shape draw:name="AutoShape 5" draw:style-name="gr33" draw:text-style-name="P45" draw:layer="layout" svg:width="7.126cm" svg:height="3.387cm" svg:x="18.115cm" svg:y="5.715cm">
          <text:list text:style-name="L2">
            <text:list-header>
              <text:p text:style-name="P44"><text:span text:style-name="T26">For large </text:span><text:span text:style-name="T54">n</text:span><text:span text:style-name="T26">, </text:span><text:span text:style-name="T54">int</text:span><text:span text:style-name="T26"> may not be big enough!</text:span></text:p>
            </text:list-header>
          </text:list>
          <draw:enhanced-geometry svg:viewBox="0 0 21600 21600" draw:text-areas="800 800 20800 20800" draw:type="round-rectangular-callout" draw:modifiers="-22699 28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13" presentation:class="page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Factorial – recursive function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4.399cm" svg:height="2.324cm" svg:x="2.358cm" svg:y="0cm" presentation:class="title">
          <draw:text-box>
            <text:list text:style-name="L1">
              <text:list-header>
                <text:p text:style-name="P24"><text:span text:style-name="T7">Factorial – recursive function</text:span></text:p>
              </text:list-header>
            </text:list>
          </draw:text-box>
        </draw:frame>
        <draw:frame presentation:style-name="pr8" draw:text-style-name="P2" draw:layer="layout" svg:width="25.448cm" svg:height="14.6cm" svg:x="1.147cm" svg:y="2.752cm" presentation:class="outline" presentation:user-transformed="true">
          <draw:text-box>
            <text:list text:style-name="L11">
              <text:list-header>
                <text:p text:style-name="P46"><text:span text:style-name="T8"><text:s/></text:span><text:span text:style-name="T51">Defn:</text:span><text:span text:style-name="T8"> n! = n</text:span><text:span text:style-name="T55">*</text:span><text:span text:style-name="T8">(n-1)! for n &gt; 0, and 0! = 1</text:span></text:p>
                <text:p text:style-name="P46"><text:span text:style-name="T8"/></text:p>
                <text:p text:style-name="P37"><text:span text:style-name="T8"><text:tab/></text:span><text:span text:style-name="T8"><text:tab/></text:span><text:span text:style-name="T8"><text:tab/></text:span><text:span text:style-name="T8"><text:tab/></text:span><text:span text:style-name="T53">int fact(int n) </text:span></text:p>
                <text:p text:style-name="P37"><text:span text:style-name="T53"><text:tab/></text:span><text:span text:style-name="T53"><text:tab/></text:span><text:span text:style-name="T53"><text:tab/></text:span><text:span text:style-name="T53"><text:tab/></text:span><text:span text:style-name="T53"> <text:s/></text:span><text:span text:style-name="T53">{     </text:span></text:p>
                <text:p text:style-name="P37"><text:span text:style-name="T53"><text:tab/></text:span><text:span text:style-name="T53"><text:tab/></text:span><text:span text:style-name="T53"><text:tab/></text:span><text:span text:style-name="T53"><text:tab/></text:span><text:span text:style-name="T53"> <text:s text:c="3"/></text:span><text:span text:style-name="T53">if (n == 0) return(1);     </text:span></text:p>
                <text:p text:style-name="P37"><text:span text:style-name="T53"><text:tab/></text:span><text:span text:style-name="T53"><text:tab/></text:span><text:span text:style-name="T53"><text:tab/></text:span><text:span text:style-name="T53"><text:tab/></text:span><text:span text:style-name="T53"> <text:s text:c="3"/></text:span><text:span text:style-name="T53">return(n*fact(n-1)); </text:span></text:p>
                <text:p text:style-name="P37"><text:span text:style-name="T53"><text:tab/></text:span><text:span text:style-name="T53"><text:tab/></text:span><text:span text:style-name="T53"><text:tab/></text:span><text:span text:style-name="T53"><text:tab/></text:span><text:span text:style-name="T53"> <text:s/></text:span><text:span text:style-name="T53">} </text:span></text:p>
                <text:p text:style-name="P46"><text:span text:style-name="T8"/></text:p>
              </text:list-header>
            </text:list>
            <text:list text:style-name="L4">
              <text:list-item>
                <text:p text:style-name="P47"><text:span text:style-name="T8">Shorter, simpler to understand</text:span></text:p>
              </text:list-item>
              <text:list-item>
                <text:p text:style-name="P47"><text:span text:style-name="T8">Uses fewer variables</text:span></text:p>
              </text:list-item>
              <text:list-item>
                <text:p text:style-name="P47"><text:span text:style-name="T8">Machine has to do </text:span><text:span text:style-name="T51">more</text:span><text:span text:style-name="T8"> work running this one!</text:span></text:p>
              </text:list-item>
              <text:list-item>
                <text:p text:style-name="P47"><text:span text:style-name="T56">What is the bug in this function?</text:span></text:p>
                <text:p text:style-name="P47"><text:span text:style-name="T56"/></text:p>
              </text:list-item>
            </text:list>
          </draw:text-box>
        </draw:frame>
        <draw:custom-shape draw:name="Rectangle 4" draw:style-name="gr17" draw:text-style-name="P2" draw:layer="layout" svg:width="16.43cm" svg:height="6.645cm" svg:x="4.128cm" svg:y="5.0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14" presentation:class="page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Basics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24.399cm" svg:height="2.324cm" svg:x="2.358cm" svg:y="0cm" presentation:class="title">
          <draw:text-box>
            <text:list text:style-name="L12">
              <text:list-header>
                <text:p text:style-name="P23"><text:span text:style-name="T5">Basics</text:span></text:p>
              </text:list-header>
            </text:list>
          </draw:text-box>
        </draw:frame>
        <draw:frame presentation:style-name="pr15" draw:text-style-name="P2" draw:layer="layout" svg:width="25.448cm" svg:height="14.6cm" svg:x="1.147cm" svg:y="2.752cm" presentation:class="outline">
          <draw:text-box>
            <text:list text:style-name="L4">
              <text:list-item>
                <text:p text:style-name="P48"><text:span text:style-name="T19">Function is a </text:span><text:span text:style-name="T57">part</text:span><text:span text:style-name="T19"> of your program.</text:span></text:p>
                <text:list>
                  <text:list-item>
                    <text:list>
                      <text:list-item>
                        <text:p text:style-name="P49"><text:span text:style-name="T58">It cannot be a </text:span><text:span text:style-name="T59">part </text:span><text:span text:style-name="T58">of any other function (in C)</text:span></text:p>
                      </text:list-item>
                      <text:list-item>
                        <text:p text:style-name="P49"><text:span text:style-name="T60">main()</text:span><text:span text:style-name="T58"> is a function: <text:s/>Execution of the program (</text:span><text:span text:style-name="T59">control</text:span><text:span text:style-name="T58"> </text:span><text:span text:style-name="T59">flow</text:span><text:span text:style-name="T58">) starts there</text:span></text:p>
                      </text:list-item>
                      <text:list-item>
                        <text:p text:style-name="P49"><text:span text:style-name="T58">From </text:span><text:span text:style-name="T60">main()</text:span><text:span text:style-name="T58"> it can flow from one function to another, </text:span><text:span text:style-name="T59">return </text:span><text:span text:style-name="T58">after a computation with some values, probably, and then flow on.</text:span>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9">Transfer of control is affected by calling a function</text:span></text:p>
                <text:list>
                  <text:list-item>
                    <text:list>
                      <text:list-item>
                        <text:p text:style-name="P49"><text:span text:style-name="T58">With a function call, we pass some parameters</text:span></text:p>
                      </text:list-item>
                      <text:list-item>
                        <text:p text:style-name="P49"><text:span text:style-name="T58">These parameters are used within the function</text:span></text:p>
                      </text:list-item>
                      <text:list-item>
                        <text:p text:style-name="P49"><text:span text:style-name="T58">A value is computed </text:span></text:p>
                      </text:list-item>
                      <text:list-item>
                        <text:p text:style-name="P49"><text:span text:style-name="T58">The value is returned to the function which initiated the call</text:span></text:p>
                      </text:list-item>
                      <text:list-item>
                        <text:p text:style-name="P49"><text:span text:style-name="T58">The calling function can ignore the value returned</text:span></text:p>
                      </text:list-item>
                      <text:list-item>
                        <text:p text:style-name="P49"><text:span text:style-name="T58">It could use it in some other computation</text:span></text:p>
                      </text:list-item>
                      <text:list-item>
                        <text:p text:style-name="P49"><text:span text:style-name="T58">A function could call itself, this is a </text:span><text:span text:style-name="T59">recursive function call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header>
                        <text:p text:style-name="P50"><text:span text:style-name="T5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9cm" svg:height="9.525cm" svg:x="2.65cm" svg:y="1.905cm" draw:page-number="15" presentation:class="page"/>
          <draw:frame presentation:style-name="pr6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dd functions to your program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24.399cm" svg:height="2.324cm" svg:x="2.358cm" svg:y="0cm" presentation:class="title">
          <draw:text-box>
            <text:list text:style-name="L12">
              <text:list-header>
                <text:p text:style-name="P23"><text:span text:style-name="T5">Add functions to your program</text:span></text:p>
              </text:list-header>
            </text:list>
          </draw:text-box>
        </draw:frame>
        <draw:frame presentation:style-name="pr5" draw:text-style-name="P2" draw:layer="layout" svg:width="25.448cm" svg:height="14.6cm" svg:x="1.147cm" svg:y="2.752cm" presentation:class="outline">
          <draw:text-box>
            <text:list text:style-name="L4">
              <text:list-item>
                <text:p text:style-name="P3"><text:span text:style-name="T5">A program was a set of variables, and assignments to variables</text:span></text:p>
              </text:list-item>
              <text:list-item>
                <text:p text:style-name="P3"><text:span text:style-name="T5">Now add functions to it</text:span></text:p>
                <text:list>
                  <text:list-item>
                    <text:list>
                      <text:list-item>
                        <text:p text:style-name="P11"><text:span text:style-name="T5">Set of variables</text:span></text:p>
                      </text:list-item>
                      <text:list-item>
                        <text:p text:style-name="P11"><text:span text:style-name="T5">Some functions including </text:span><text:span text:style-name="T61">main()</text:span></text:p>
                      </text:list-item>
                      <text:list-item>
                        <text:p text:style-name="P11"><text:span text:style-name="T5">Communicating values to each other</text:span></text:p>
                      </text:list-item>
                      <text:list-item>
                        <text:p text:style-name="P11"><text:span text:style-name="T5">Computing and returning values for each other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5">Instead of one long program, we now write a </text:span><text:span text:style-name="T21">structured program </text:span><text:span text:style-name="T5">composed of functions</text:span></text:p>
              </text:list-item>
            </text:list>
          </draw:text-box>
        </draw:fram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9cm" svg:height="9.525cm" svg:x="2.65cm" svg:y="1.905cm" draw:page-number="16" presentation:class="page"/>
          <draw:frame presentation:style-name="pr16" draw:text-style-name="P53" draw:layer="layout" svg:width="13.97cm" svg:height="11.43cm" svg:x="2.54cm" svg:y="12.065cm" presentation:class="notes" presentation:user-transformed="true">
            <draw:text-box>
              <text:list text:style-name="L2">
                <text:list-header>
                  <text:p text:style-name="P51"><text:span text:style-name="T62">Programming language as a means of expressing a solution to a problem.</text:span></text:p>
                  <text:p text:style-name="P51"><text:span text:style-name="T62">C is very basic -- a few scalar types, arrays, expressions, arith/logical operators, decision, iteration</text:span></text:p>
                  <text:p text:style-name="P51"><text:span text:style-name="T62">C + function library ==&gt; higher level language closer to the problem domain</text:span></text:p>
                  <text:p text:style-name="P52"><text:span text:style-name="T62"><text:tab/></text:span><text:span text:style-name="T62">E.g. trignometric langauge, database language, web language, fluid mechanics language, circuit solving language</text:span></text:p>
                  <text:p text:style-name="P51"><text:span text:style-name="T62">Analogy:</text:span></text:p>
                  <text:p text:style-name="P51"><text:span text:style-name="T62"><text:s text:c="4"/></text:span><text:span text:style-name="T62">Lift left foot, move it forward, put it down, lift right foot, move it forward, put it down, …</text:span></text:p>
                  <text:p text:style-name="P51"><text:span text:style-name="T62"><text:s text:c="4"/></text:span><text:span text:style-name="T62">Walk ahead for 50m</text:span></text:p>
                  <text:p text:style-name="P51"><text:span text:style-name="T62"><text:s text:c="4"/></text:span><text:span text:style-name="T62">Go to the Thakur Bookstore in the NE corner of Indira Market</text:span></text:p>
                  <text:p text:style-name="P51"><text:span text:style-name="T62">Engineering as problem solving</text:span></text:p>
                  <text:p text:style-name="P51"><text:span text:style-name="T62"><text:s text:c="2"/></text:span><text:span text:style-name="T62">Experience, learning gives canned solutions to sub-problems,</text:span></text:p>
                  <text:p text:style-name="P51"><text:span text:style-name="T62"><text:s text:c="2"/></text:span><text:span text:style-name="T62">the main problem is solved by composing solutions to sub-problems</text:span></text:p>
                  <text:p text:style-name="P51"><text:span text:style-name="T62">Eg a means to transport a person:</text:span></text:p>
                  <text:p text:style-name="P51"><text:span text:style-name="T62"><text:s text:c="5"/></text:span><text:span text:style-name="T62">Consists of place to hold the person + propulsion + motion ==&gt; bicycle with seat, pedals, frame, wheels.ls -l</text:span></text:p>
                  <text:p text:style-name="P51"><text:span text:style-name="T62"/></text:p>
                </text:list-header>
              </text:list>
            </draw:text-box>
          </draw:frame>
        </presentation:notes>
      </draw:page>
      <draw:page draw:name="Feature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4.399cm" svg:height="2.324cm" svg:x="2.358cm" svg:y="0cm" presentation:class="title">
          <draw:text-box>
            <text:list text:style-name="L1">
              <text:list-header>
                <text:p text:style-name="P24"><text:span text:style-name="T8">Features</text:span></text:p>
              </text:list-header>
            </text:list>
          </draw:text-box>
        </draw:frame>
        <draw:frame presentation:style-name="pr17" draw:text-style-name="P2" draw:layer="layout" svg:width="25.448cm" svg:height="14.6cm" svg:x="1.147cm" svg:y="2.752cm" presentation:class="outline">
          <draw:text-box>
            <text:list text:style-name="L4">
              <text:list-item>
                <text:p text:style-name="P54">C program -- <text:s/><text:span text:style-name="T63">a collection of functions</text:span> </text:p>
                <text:list>
                  <text:list-item>
                    <text:p text:style-name="P48">function <text:span text:style-name="T64">main() </text:span>- mandatory - program starts here.</text:p>
                  </text:list-item>
                </text:list>
              </text:list-item>
              <text:list-item>
                <text:p text:style-name="P54">C is not a block structured language</text:p>
                <text:list>
                  <text:list-item>
                    <text:p text:style-name="P48">a function can not be defined inside another function</text:p>
                  </text:list-item>
                  <text:list-item>
                    <text:p text:style-name="P48">only variables can be defined in functions and blocks</text:p>
                  </text:list-item>
                </text:list>
              </text:list-item>
              <text:list-item>
                <text:p text:style-name="P54">Variables can be defined outside of all functions</text:p>
                <text:list>
                  <text:list-item>
                    <text:p text:style-name="P48">global variables - accessible to all functions</text:p>
                  </text:list-item>
                  <text:list-item>
                    <text:p text:style-name="P48">a means of sharing data between functions <text:span text:style-name="T65">- caution</text:span> </text:p>
                  </text:list-item>
                </text:list>
              </text:list-item>
              <text:list-item>
                <text:p text:style-name="P54">Recursion</text:p>
                <text:list>
                  <text:list-item>
                    <text:p text:style-name="P48">a function can call itself - directly or indirectly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17" presentation:class="page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Function template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24.399cm" svg:height="2.324cm" svg:x="2.358cm" svg:y="0cm" presentation:class="title">
          <draw:text-box>
            <text:list text:style-name="L12">
              <text:list-header>
                <text:p text:style-name="P23"><text:span text:style-name="T5">Function template</text:span></text:p>
              </text:list-header>
            </text:list>
          </draw:text-box>
        </draw:frame>
        <draw:frame presentation:style-name="pr5" draw:text-style-name="P2" draw:layer="layout" svg:width="25.448cm" svg:height="14.6cm" svg:x="1.147cm" svg:y="2.752cm" presentation:class="outline">
          <draw:text-box>
            <text:list text:style-name="L11">
              <text:list-header>
                <text:p text:style-name="P22"><text:span text:style-name="T5"/></text:p>
                <text:p text:style-name="P22"><text:span text:style-name="T5">Return-type function-name(argument declarations)</text:span></text:p>
                <text:p text:style-name="P55"><text:span text:style-name="T5"><text:tab/></text:span><text:span text:style-name="T5"><text:tab/></text:span><text:span text:style-name="T5">{ </text:span></text:p>
                <text:p text:style-name="P55"><text:span text:style-name="T5"><text:tab/></text:span><text:span text:style-name="T5"><text:tab/></text:span><text:span text:style-name="T5"><text:tab/></text:span><text:span text:style-name="T5">declaration and statements</text:span></text:p>
                <text:p text:style-name="P55"><text:span text:style-name="T5"><text:tab/></text:span><text:span text:style-name="T5"><text:tab/></text:span><text:span text:style-name="T5"><text:tab/></text:span><text:span text:style-name="T5">return expression;</text:span></text:p>
                <text:p text:style-name="P55"><text:span text:style-name="T5"><text:tab/></text:span><text:span text:style-name="T5"><text:tab/></text:span><text:span text:style-name="T5">}</text:span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9cm" svg:height="9.525cm" svg:x="2.65cm" svg:y="1.905cm" draw:page-number="18" presentation:class="page"/>
          <draw:frame presentation:style-name="pr6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Function Definition in C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4.399cm" svg:height="2.324cm" svg:x="2.358cm" svg:y="0cm" presentation:class="title">
          <draw:text-box>
            <text:list text:style-name="L1">
              <text:list-header>
                <text:p text:style-name="P24"><text:span text:style-name="T8">Function Definition in C</text:span></text:p>
              </text:list-header>
            </text:list>
          </draw:text-box>
        </draw:frame>
        <draw:frame presentation:style-name="pr8" draw:text-style-name="P2" draw:layer="layout" svg:width="25.448cm" svg:height="14.6cm" svg:x="1.147cm" svg:y="2.752cm" presentation:class="outline">
          <draw:text-box>
            <text:list text:style-name="L11">
              <text:list-header>
                <text:p text:style-name="P15"><text:span text:style-name="T51">return-type function-name</text:span><text:span text:style-name="T8"> (</text:span><text:span text:style-name="T51">argument declarations</text:span><text:span text:style-name="T8">)</text:span></text:p>
                <text:p text:style-name="P25"><text:span text:style-name="T8">{</text:span><text:span text:style-name="T8"><text:tab/></text:span><text:span text:style-name="T8"><text:tab/></text:span><text:span text:style-name="T51">variable/constant declarations</text:span><text:span text:style-name="T8"> and</text:span></text:p>
                <text:p text:style-name="P25"><text:span text:style-name="T8"><text:tab/></text:span><text:span text:style-name="T8"><text:tab/></text:span><text:span text:style-name="T51">statements</text:span><text:span text:style-name="T8"> <text:s text:c="3"/>}</text:span></text:p>
                <text:p text:style-name="P22"><text:span text:style-name="T8">Arguments or parameters:</text:span></text:p>
              </text:list-header>
            </text:list>
            <text:list text:style-name="L17">
              <text:list-item>
                <text:list>
                  <text:list-header>
                    <text:p text:style-name="P56"><text:span text:style-name="T8">the means of giving input to the function</text:span></text:p>
                    <text:p text:style-name="P56"><text:span text:style-name="T8">type and name of arguments are declared</text:span></text:p>
                  </text:list-header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header>
                        <text:p text:style-name="P57"><text:span text:style-name="T8">names are formal - local to the function</text:span></text:p>
                      </text:list-header>
                    </text:list>
                  </text:list-item>
                </text:list>
              </text:list-item>
            </text:list>
            <text:list text:style-name="L11">
              <text:list-header>
                <text:p text:style-name="P22"><text:span text:style-name="T8">Return Value: <text:s/></text:span><text:span text:style-name="T40">for giving the output value</text:span></text:p>
              </text:list-header>
            </text:list>
            <text:list text:style-name="L17">
              <text:list-item>
                <text:list>
                  <text:list-header>
                    <text:p text:style-name="P56"><text:span text:style-name="T66">return </text:span><text:span text:style-name="T67">(</text:span><text:span text:style-name="T66"> expression </text:span><text:span text:style-name="T67">); -- optional </text:span></text:p>
                  </text:list-header>
                </text:list>
              </text:list-item>
            </text:list>
            <text:list text:style-name="L11">
              <text:list-header>
                <text:p text:style-name="P22"><text:span text:style-name="T8">Invoking a function: </text:span><text:span text:style-name="T51">funct-name</text:span><text:span text:style-name="T8">(</text:span><text:span text:style-name="T51">exp</text:span><text:span text:style-name="T68">1</text:span><text:span text:style-name="T51">,exp</text:span><text:span text:style-name="T68">2</text:span><text:span text:style-name="T51">,…,exp</text:span><text:span text:style-name="T68">n</text:span><text:span text:style-name="T8">)</text:span></text:p>
              </text:list-header>
            </text:list>
          </draw:text-box>
        </draw:frame>
        <draw:custom-shape draw:name="Text Box 4" draw:style-name="gr34" draw:text-style-name="P59" draw:layer="layout" svg:width="6.42cm" svg:height="2.802cm" svg:x="20.179cm" svg:y="11.853cm">
          <text:list text:style-name="L2">
            <text:list-header>
              <text:p text:style-name="P58"><text:span text:style-name="T69">Matching the number and type of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5" draw:text-style-name="P2" draw:layer="layout" svg:width="5.724cm" svg:height="2.743cm" svg:x="20.179cm" svg:y="11.853cm">
          <text:p/>
          <draw:enhanced-geometry svg:viewBox="0 0 21600 21600" draw:type="rectangle" draw:enhanced-path="M 0 0 L 21600 0 21600 21600 0 21600 0 0 Z N"/>
        </draw:custom-shape>
        <draw:line draw:name="Line 6" draw:style-name="gr36" draw:text-style-name="P19" draw:layer="layout" svg:x1="22.013cm" svg:y1="14.605cm" svg:x2="21.325cm" svg:y2="16.298cm">
          <text:p/>
        </draw:line>
        <draw:custom-shape draw:name="Text Box 7" draw:style-name="gr37" draw:text-style-name="P59" draw:layer="layout" svg:width="6.421cm" svg:height="1.955cm" svg:x="19.72cm" svg:y="5.927cm">
          <text:list text:style-name="L2">
            <text:list-header>
              <text:p text:style-name="P58"><text:span text:style-name="T69">No function declarations here!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38" draw:text-style-name="P19" draw:layer="layout" svg:x1="19.261cm" svg:y1="6.349cm" svg:x2="13.528cm" svg:y2="5.502cm">
          <text:p/>
        </draw:line>
        <draw:custom-shape draw:name="Rectangle 9" draw:style-name="gr35" draw:text-style-name="P2" draw:layer="layout" svg:width="6.192cm" svg:height="2.116cm" svg:x="19.72cm" svg:y="5.92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19" presentation:class="page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Function Prototype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4.399cm" svg:height="2.324cm" svg:x="2.358cm" svg:y="0cm" presentation:class="title">
          <draw:text-box>
            <text:list text:style-name="L1">
              <text:list-header>
                <text:p text:style-name="P24"><text:span text:style-name="T8">Function Prototype</text:span></text:p>
              </text:list-header>
            </text:list>
          </draw:text-box>
        </draw:frame>
        <draw:frame presentation:style-name="pr8" draw:text-style-name="P2" draw:layer="layout" svg:width="25.448cm" svg:height="14.6cm" svg:x="1.147cm" svg:y="2.752cm" presentation:class="outline">
          <draw:text-box>
            <text:list text:style-name="L4">
              <text:list-item>
                <text:p text:style-name="P54"><text:span text:style-name="T8">defines</text:span></text:p>
                <text:list>
                  <text:list-item>
                    <text:p text:style-name="P48"><text:span text:style-name="T8"><text:s/></text:span><text:span text:style-name="T8">the number of parameters, type of each parameter,</text:span></text:p>
                  </text:list-item>
                  <text:list-item>
                    <text:p text:style-name="P48"><text:span text:style-name="T8"><text:s/></text:span><text:span text:style-name="T8">type of the return value of a function</text:span></text:p>
                  </text:list-item>
                </text:list>
              </text:list-item>
              <text:list-item>
                <text:p text:style-name="P54"><text:span text:style-name="T8">used by the compiler to check the usage</text:span></text:p>
                <text:list>
                  <text:list-item>
                    <text:p text:style-name="P48"><text:span text:style-name="T8">prevents execution-time errors</text:span></text:p>
                  </text:list-item>
                </text:list>
              </text:list-item>
              <text:list-item>
                <text:p text:style-name="P54"><text:span text:style-name="T8">function prototype of </text:span><text:span text:style-name="T70">power</text:span><text:span text:style-name="T8"> function</text:span></text:p>
                <text:list>
                  <text:list-item>
                    <text:p text:style-name="P48"><text:span text:style-name="T49">int power(int, int);</text:span><text:span text:style-name="T8"> </text:span></text:p>
                  </text:list-item>
                  <text:list-item>
                    <text:p text:style-name="P48"><text:span text:style-name="T51">no need to name the parameters</text:span></text:p>
                  </text:list-item>
                </text:list>
              </text:list-item>
              <text:list-item>
                <text:p text:style-name="P54"><text:span text:style-name="T8">near the beginning of the program</text:span></text:p>
                <text:list>
                  <text:list-item>
                    <text:p text:style-name="P48"><text:span text:style-name="T8">often in a </text:span><text:span text:style-name="T70">.h</text:span><text:span text:style-name="T8"> header fi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20" presentation:class="page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More on Functions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24.399cm" svg:height="2.324cm" svg:x="2.358cm" svg:y="0cm" presentation:class="title">
          <draw:text-box>
            <text:list text:style-name="L12">
              <text:list-header>
                <text:p text:style-name="P23"><text:span text:style-name="T5">More on Functions</text:span></text:p>
              </text:list-header>
            </text:list>
          </draw:text-box>
        </draw:frame>
        <draw:frame presentation:style-name="pr5" draw:text-style-name="P2" draw:layer="layout" svg:width="25.448cm" svg:height="14.6cm" svg:x="1.147cm" svg:y="2.752cm" presentation:class="outline">
          <draw:text-box>
            <text:list text:style-name="L4">
              <text:list-item>
                <text:p text:style-name="P3"><text:span text:style-name="T5">To write a program</text:span></text:p>
                <text:list>
                  <text:list-item>
                    <text:list>
                      <text:list-item>
                        <text:p text:style-name="P11"><text:span text:style-name="T5">You could create one file with all the functions</text:span></text:p>
                      </text:list-item>
                      <text:list-item>
                        <text:p text:style-name="P11"><text:span text:style-name="T22">Rather, you are encouraged to identify the different modules and put the functions for each module in a different file</text:span></text:p>
                      </text:list-item>
                      <text:list-item>
                        <text:p text:style-name="P11"><text:span text:style-name="T5">Each module will have a separate associated header file with the variable declaration global to that module</text:span></text:p>
                      </text:list-item>
                      <text:list-item>
                        <text:p text:style-name="P11"><text:span text:style-name="T5">You could compile each module separately and a </text:span><text:span text:style-name="T71">.o</text:span><text:span text:style-name="T5"> file will be created</text:span></text:p>
                      </text:list-item>
                      <text:list-item>
                        <text:p text:style-name="P11"><text:span text:style-name="T5">You can then gcc the different </text:span><text:span text:style-name="T71">.o</text:span><text:span text:style-name="T5"> files and get an a.out file</text:span></text:p>
                      </text:list-item>
                      <text:list-item>
                        <text:p text:style-name="P11"><text:span text:style-name="T5">This helps you to debug each module separate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9cm" svg:height="9.525cm" svg:x="2.65cm" svg:y="1.905cm" draw:page-number="21" presentation:class="page"/>
          <draw:frame presentation:style-name="pr6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Running with less memory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24.399cm" svg:height="2.324cm" svg:x="2.358cm" svg:y="0cm" presentation:class="title">
          <draw:text-box>
            <text:list text:style-name="L12">
              <text:list-header>
                <text:p text:style-name="P23"><text:span text:style-name="T5">Running with less memory</text:span></text:p>
              </text:list-header>
            </text:list>
          </draw:text-box>
        </draw:frame>
        <draw:frame presentation:style-name="pr5" draw:text-style-name="P2" draw:layer="layout" svg:width="25.448cm" svg:height="14.6cm" svg:x="1.147cm" svg:y="2.752cm" presentation:class="outline">
          <draw:text-box>
            <text:list text:style-name="L4">
              <text:list-item>
                <text:p text:style-name="P3"><text:span text:style-name="T5">Functions</text:span></text:p>
                <text:list>
                  <text:list-item>
                    <text:list>
                      <text:list-item>
                        <text:p text:style-name="P11"><text:span text:style-name="T5">Provided to break up our problem into more basic units</text:span></text:p>
                      </text:list-item>
                      <text:list-item>
                        <text:p text:style-name="P11"><text:span text:style-name="T5">Control flow – flows from function to function, saving the current context, changing contexts, then returning…..</text:span></text:p>
                      </text:list-item>
                      <text:list-item>
                        <text:p text:style-name="P11"><text:span text:style-name="T5">Helps the program to run with less memory, but slightly slower than a monolithic program without function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5">The issue is how to access data associated with other functions </text:span></text:p>
              </text:list-item>
              <text:list-item>
                <text:p text:style-name="P3"><text:span text:style-name="T5">Typically functions communicate using the arguments and return values</text:span></text:p>
              </text:list-item>
            </text:list>
          </draw:text-box>
        </draw:fram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9cm" svg:height="9.525cm" svg:x="2.65cm" svg:y="1.905cm" draw:page-number="22" presentation:class="page"/>
          <draw:frame presentation:style-name="pr6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Call by Value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4.399cm" svg:height="2.324cm" svg:x="2.358cm" svg:y="0cm" presentation:class="title">
          <draw:text-box>
            <text:list text:style-name="L1">
              <text:list-header>
                <text:p text:style-name="P24"><text:span text:style-name="T8">Call by Value</text:span></text:p>
              </text:list-header>
            </text:list>
          </draw:text-box>
        </draw:frame>
        <draw:frame presentation:style-name="pr8" draw:text-style-name="P2" draw:layer="layout" svg:width="25.448cm" svg:height="14.6cm" svg:x="1.147cm" svg:y="2.752cm" presentation:class="outline">
          <draw:text-box>
            <text:list text:style-name="L11">
              <text:list-header>
                <text:p text:style-name="P22"><text:span text:style-name="T8">In C, function arguments are passed </text:span><text:span text:style-name="T72">“</text:span><text:span text:style-name="T8">by value</text:span><text:span text:style-name="T72">”</text:span></text:p>
              </text:list-header>
            </text:list>
            <text:list text:style-name="L4">
              <text:list-item>
                <text:list>
                  <text:list-item>
                    <text:p text:style-name="P6"><text:span text:style-name="T8">values of the arguments <text:s/>given to the called function <text:s/>in temporary variables rather than the originals</text:span></text:p>
                  </text:list-item>
                  <text:list-item>
                    <text:p text:style-name="P6"><text:span text:style-name="T8">the modifications to the parameter variables do not affect the variables in the calling function</text:span></text:p>
                  </text:list-item>
                </text:list>
              </text:list-item>
            </text:list>
            <text:list text:style-name="L11">
              <text:list-header>
                <text:p text:style-name="P60"><text:span text:style-name="T72">“</text:span><text:span text:style-name="T8">Call by reference</text:span><text:span text:style-name="T72">”</text:span></text:p>
              </text:list-header>
            </text:list>
            <text:list text:style-name="L4">
              <text:list-item>
                <text:list>
                  <text:list-item>
                    <text:p text:style-name="P6"><text:span text:style-name="T8">variables are passed by reference </text:span></text:p>
                    <text:list>
                      <text:list-item>
                        <text:p text:style-name="P11"><text:span text:style-name="T8">subject to modification by the function</text:span></text:p>
                      </text:list-item>
                    </text:list>
                  </text:list-item>
                  <text:list-item>
                    <text:p text:style-name="P6"><text:span text:style-name="T8">achieved by passing the </text:span><text:span text:style-name="T72">“</text:span><text:span text:style-name="T8">address of</text:span><text:span text:style-name="T72">”</text:span><text:span text:style-name="T8"> variab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23" presentation:class="page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Call by Value - an example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4.399cm" svg:height="2.324cm" svg:x="2.358cm" svg:y="0cm" presentation:class="title">
          <draw:text-box>
            <text:list text:style-name="L1">
              <text:list-header>
                <text:p text:style-name="P24"><text:span text:style-name="T8">Call by Value - an example</text:span></text:p>
              </text:list-header>
            </text:list>
          </draw:text-box>
        </draw:frame>
        <draw:frame presentation:style-name="pr8" draw:text-style-name="P2" draw:layer="layout" svg:width="25.448cm" svg:height="14.6cm" svg:x="1.147cm" svg:y="2.752cm" presentation:class="outline">
          <draw:text-box>
            <text:list text:style-name="L11">
              <text:list-header>
                <text:p text:style-name="P35"><text:span text:style-name="T73">int main() {</text:span></text:p>
                <text:p text:style-name="P35"><text:span text:style-name="T73"><text:s text:c="2"/></text:span><text:span text:style-name="T73">int p = 1, q = 2, r = 3, s; </text:span></text:p>
                <text:p text:style-name="P35"><text:span text:style-name="T73"><text:s text:c="2"/></text:span><text:span text:style-name="T73">int test(int, int, int);</text:span></text:p>
                <text:p text:style-name="P35"><text:span text:style-name="T73"><text:s text:c="2"/>…</text:span><text:span text:style-name="T73">; </text:span></text:p>
                <text:p text:style-name="P36"><text:span text:style-name="T73"><text:s text:c="2"/></text:span><text:span text:style-name="T73">s = test(p, q, r); <text:s/></text:span><text:span text:style-name="T73"><text:tab/></text:span><text:span text:style-name="T74">// s is assigned 9</text:span></text:p>
                <text:p text:style-name="P36"><text:span text:style-name="T73">}</text:span><text:span text:style-name="T73"><text:tab/></text:span><text:span text:style-name="T40"><text:tab/></text:span><text:span text:style-name="T40"><text:tab/></text:span><text:span text:style-name="T40"><text:tab/></text:span><text:span text:style-name="T75">// p,q,r </text:span><text:span text:style-name="T76">don</text:span><text:span text:style-name="T77">’</text:span><text:span text:style-name="T76">t</text:span><text:span text:style-name="T75"> change, only their copies do </text:span></text:p>
                <text:p text:style-name="P35"><text:span text:style-name="T40"/></text:p>
                <text:p text:style-name="P61"><text:span text:style-name="T73">int test(int a, int b, int c){</text:span></text:p>
                <text:p text:style-name="P35"><text:span text:style-name="T73"><text:s text:c="4"/></text:span><text:span text:style-name="T73">a++; b++; c++;</text:span></text:p>
                <text:p text:style-name="P36"><text:span text:style-name="T73"><text:tab/></text:span><text:span text:style-name="T73">return(a + b + c);</text:span></text:p>
                <text:p text:style-name="P35"><text:span text:style-name="T73">}</text:span></text:p>
              </text:list-header>
            </text:list>
          </draw:text-box>
        </draw:frame>
        <draw:custom-shape draw:name="Rectangle 4" draw:style-name="gr17" draw:text-style-name="P2" draw:layer="layout" svg:width="20.338cm" svg:height="5.715cm" svg:x="2.522cm" svg:y="11.642cm">
          <text:p/>
          <draw:enhanced-geometry svg:viewBox="0 0 21600 21600" draw:type="rectangle" draw:enhanced-path="M 0 0 L 21600 0 21600 21600 0 21600 0 0 Z N"/>
        </draw:custom-shape>
        <draw:custom-shape draw:name="AutoShape 5" draw:style-name="gr39" draw:text-style-name="P32" draw:layer="layout" svg:width="7.567cm" svg:height="1.27cm" svg:x="18.093cm" svg:y="2.725cm">
          <text:list text:style-name="L2">
            <text:list-header>
              <text:p text:style-name="P30"><text:span text:style-name="T69">Function prototype</text:span></text:p>
            </text:list-header>
          </text:list>
          <draw:enhanced-geometry svg:viewBox="0 0 21600 21600" draw:text-areas="800 800 20800 20800" draw:type="round-rectangular-callout" draw:modifiers="-23115 505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40" draw:text-style-name="P32" draw:layer="layout" svg:width="5.962cm" svg:height="1.27cm" svg:x="20.474cm" svg:y="6.125cm">
          <text:list text:style-name="L2">
            <text:list-header>
              <text:p text:style-name="P30"><text:span text:style-name="T69">Function call</text:span></text:p>
            </text:list-header>
          </text:list>
          <draw:enhanced-geometry svg:viewBox="0 0 21600 21600" draw:text-areas="800 800 20800 20800" draw:type="round-rectangular-callout" draw:modifiers="-39587 357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41" draw:text-style-name="P32" draw:layer="layout" svg:width="7.567cm" svg:height="1.27cm" svg:x="10.076cm" svg:y="17.326cm">
          <text:list text:style-name="L2">
            <text:list-header>
              <text:p text:style-name="P30"><text:span text:style-name="T69">Function definition</text:span></text:p>
            </text:list-header>
          </text:list>
          <draw:enhanced-geometry svg:viewBox="0 0 21600 21600" draw:text-areas="800 800 20800 20800" draw:type="round-rectangular-callout" draw:modifiers="-7756 -76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24" presentation:class="page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Call by Reference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4.399cm" svg:height="2.324cm" svg:x="2.358cm" svg:y="0cm" presentation:class="title">
          <draw:text-box>
            <text:list text:style-name="L1">
              <text:list-header>
                <text:p text:style-name="P24"><text:span text:style-name="T8">Call by Reference</text:span></text:p>
              </text:list-header>
            </text:list>
          </draw:text-box>
        </draw:frame>
        <draw:frame presentation:style-name="pr8" draw:text-style-name="P2" draw:layer="layout" svg:width="25.448cm" svg:height="14.6cm" svg:x="1.147cm" svg:y="2.752cm" presentation:class="outline">
          <draw:text-box>
            <text:list text:style-name="L11">
              <text:list-header>
                <text:p text:style-name="P15"><text:span text:style-name="T73">#include &lt;stdio.h&gt;</text:span></text:p>
                <text:p text:style-name="P15"><text:span text:style-name="T73">void quoRem(int, int, int</text:span><text:span text:style-name="T78">*</text:span><text:span text:style-name="T73">, int</text:span><text:span text:style-name="T78">*)</text:span><text:span text:style-name="T73">;</text:span></text:p>
                <text:p text:style-name="P15"><text:span text:style-name="T73">int main(){</text:span></text:p>
                <text:p text:style-name="P25"><text:span text:style-name="T73"><text:tab/></text:span><text:span text:style-name="T73">int x, y, quo, rem;</text:span></text:p>
                <text:p text:style-name="P25"><text:span text:style-name="T73"><text:tab/></text:span><text:span text:style-name="T73">scanf(</text:span><text:span text:style-name="T79">“</text:span><text:span text:style-name="T78">%</text:span><text:span text:style-name="T73">d</text:span><text:span text:style-name="T78">%</text:span><text:span text:style-name="T73">d</text:span><text:span text:style-name="T79">”</text:span><text:span text:style-name="T73">, </text:span><text:span text:style-name="T78">&amp;</text:span><text:span text:style-name="T73">x, </text:span><text:span text:style-name="T78">&amp;</text:span><text:span text:style-name="T73">y);</text:span></text:p>
                <text:p text:style-name="P25"><text:span text:style-name="T73"><text:tab/></text:span><text:span text:style-name="T73">quoRem(x, y,</text:span><text:span text:style-name="T78"> &amp;</text:span><text:span text:style-name="T73">quo, </text:span><text:span text:style-name="T78">&amp;</text:span><text:span text:style-name="T73">rem);</text:span></text:p>
                <text:p text:style-name="P25"><text:span text:style-name="T73"><text:tab/></text:span><text:span text:style-name="T73">printf(</text:span><text:span text:style-name="T79">“</text:span><text:span text:style-name="T78">%</text:span><text:span text:style-name="T73">d </text:span><text:span text:style-name="T78">%</text:span><text:span text:style-name="T73">d</text:span><text:span text:style-name="T79">”</text:span><text:span text:style-name="T73">,quo,rem);</text:span></text:p>
                <text:p text:style-name="P15"><text:span text:style-name="T73">}</text:span></text:p>
                <text:p text:style-name="P35"><text:span text:style-name="T73">void quoRem(int num, int den, int</text:span><text:span text:style-name="T78">*</text:span><text:span text:style-name="T73"> quoAdr, int</text:span><text:span text:style-name="T78">*</text:span><text:span text:style-name="T73"> remAdr){</text:span></text:p>
                <text:p text:style-name="P36"><text:span text:style-name="T73"><text:tab/></text:span><text:span text:style-name="T73">*quoAdr = num/den; <text:s text:c="2"/></text:span><text:span text:style-name="T73"><text:line-break/></text:span><text:span text:style-name="T73">*remAdr = num</text:span><text:span text:style-name="T78">%</text:span><text:span text:style-name="T73">den; }</text:span></text:p>
              </text:list-header>
            </text:list>
          </draw:text-box>
        </draw:frame>
        <draw:custom-shape draw:name="AutoShape 4" draw:style-name="gr42" draw:text-style-name="P32" draw:layer="layout" svg:width="8.485cm" svg:height="2.752cm" svg:x="18.525cm" svg:y="9.723cm">
          <text:list text:style-name="L2">
            <text:list-header>
              <text:p text:style-name="P30"><text:span text:style-name="T80">Does not return anything</text:span></text:p>
            </text:list-header>
          </text:list>
          <draw:enhanced-geometry svg:viewBox="0 0 21600 21600" draw:text-areas="800 800 20800 20800" draw:type="round-rectangular-callout" draw:modifiers="-37688 239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5" draw:style-name="gr17" draw:text-style-name="P2" draw:layer="layout" svg:width="23.041cm" svg:height="5.194cm" svg:x="0.754cm" svg:y="12.524cm">
          <text:p/>
          <draw:enhanced-geometry svg:viewBox="0 0 21600 21600" draw:type="rectangle" draw:enhanced-path="M 0 0 L 21600 0 21600 21600 0 21600 0 0 Z N"/>
        </draw:custom-shape>
        <draw:custom-shape draw:name="Oval 6" draw:style-name="gr43" draw:text-style-name="P2" draw:layer="layout" svg:width="3.254cm" svg:height="1.694cm" svg:x="0.754cm" svg:y="1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43" draw:text-style-name="P2" draw:layer="layout" svg:width="5.199cm" svg:height="1.693cm" svg:x="9.86cm" svg:y="8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8" draw:style-name="gr44" draw:text-style-name="P32" draw:layer="layout" svg:width="5.274cm" svg:height="2.751cm" svg:x="18.525cm" svg:y="5.323cm">
          <text:list text:style-name="L2">
            <text:list-header>
              <text:p text:style-name="P30"><text:span text:style-name="T80">Passing addresses</text:span></text:p>
            </text:list-header>
          </text:list>
          <draw:enhanced-geometry svg:viewBox="0 0 21600 21600" draw:text-areas="800 800 20800 20800" draw:type="round-rectangular-callout" draw:modifiers="-15730 26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" draw:style-name="gr45" draw:text-style-name="P32" draw:layer="layout" svg:width="4.092cm" svg:height="1.402cm" svg:x="18.552cm" svg:y="1.724cm">
          <text:list text:style-name="L2">
            <text:list-header>
              <text:p text:style-name="P30"><text:span text:style-name="T80">Pointer</text:span></text:p>
            </text:list-header>
          </text:list>
          <draw:enhanced-geometry svg:viewBox="0 0 21600 21600" draw:text-areas="800 800 20800 20800" draw:type="round-rectangular-callout" draw:modifiers="-7256 35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2">
          <draw:custom-shape draw:name="Rectangle 7" draw:style-name="gr1" draw:text-style-name="P8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25" presentation:class="page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0" draw:display-name="Arrowheads 10" svg:viewBox="0 0 1235 1235" svg:d="m618 0 617 1235-617-494-618 494z"/>
    <draw:marker draw:name="Arrowheads_20_11" draw:display-name="Arrowheads 11" svg:viewBox="0 0 1235 1235" svg:d="m618 0 617 1235-617-494-618 494z"/>
    <draw:marker draw:name="Arrowheads_20_12" draw:display-name="Arrowheads 12" svg:viewBox="0 0 1235 1235" svg:d="m618 0 617 1235-617-494-618 494z"/>
    <draw:marker draw:name="Arrowheads_20_13" draw:display-name="Arrowheads 13" svg:viewBox="0 0 1235 1235" svg:d="m618 0 617 1235-617-494-618 494z"/>
    <draw:marker draw:name="Arrowheads_20_14" draw:display-name="Arrowheads 14" svg:viewBox="0 0 355 355" svg:d="m178 0 177 355h-355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StealthEnd_20_9" draw:display-name="msArrowStealthEnd 9" svg:viewBox="0 0 530 530" svg:d="m265 0 265 530-265-212-265 212z"/>
    <draw:stroke-dash draw:name="Dash_20_2" draw:display-name="Dash 2" draw:style="rect" draw:dots1="1" draw:dots1-length="0.246cm" draw:distance="0.246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righ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6pt" fo:font-style="normal" fo:text-shadow="none" style:text-underline-style="none" fo:font-weight="bold" style:font-family-asian="'ＭＳ Ｐゴシック'" style:font-pitch-asian="variable" style:font-size-asian="36pt" style:font-style-asian="normal" style:font-weight-asian="bold" style:font-family-complex="'ＭＳ Ｐゴシック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margin-left="0cm" fo:margin-right="0cm" fo:line-height="100%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P8" style:family="paragraph">
      <style:paragraph-properties fo:text-align="center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color="#000000" fo:font-family="'Times New Roman'" style:font-pitch="variable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fo:color="#000000" fo:font-family="'Times New Roman'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4-04-10">04/10/14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custom-shape draw:name="Text Box 2" draw:style-name="Mgr6" draw:text-style-name="MP6" draw:layer="backgroundobjects" svg:width="9.556cm" svg:height="0.853cm" svg:x="0cm" svg:y="18.124cm">
        <text:list text:style-name="ML1">
          <text:list-header>
            <text:p text:style-name="MP5"><text:span text:style-name="MT2">PSK, NSN, DK – IIT-M, TAG </text:span><text:span text:style-name="MT3">–</text:span><text:span text:style-name="MT2"> IIT Mand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3" draw:style-name="Mgr7" draw:text-style-name="MP6" draw:layer="backgroundobjects" svg:width="5.732cm" svg:height="0.853cm" svg:x="21.427cm" svg:y="18.067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" draw:style-name="Mgr8" draw:text-style-name="MP8" draw:layer="backgroundobjects" svg:x1="1.147cm" svg:y1="2.54cm" svg:x2="26.599cm" svg:y2="2.544cm">
        <text:p/>
      </draw:line>
      <draw:frame presentation:style-name="Default-title" draw:layer="backgroundobjects" svg:width="24.399cm" svg:height="2.324cm" svg:x="2.358cm" svg:y="0cm" presentation:class="title" presentation:placeholder="true">
        <draw:text-box/>
      </draw:frame>
      <draw:frame presentation:style-name="Default-outline1" draw:layer="backgroundobjects" svg:width="25.448cm" svg:height="14.6cm" svg:x="1.147cm" svg:y="2.752cm" presentation:class="outline" presentation:placeholder="true">
        <draw:text-box/>
      </draw:frame>
      <draw:frame draw:name="Picture 1" draw:style-name="Mgr9" draw:text-style-name="MP8" draw:layer="backgroundobjects" svg:width="3.276cm" svg:height="2.628cm" svg:x="0.031cm" svg:y="0cm">
        <draw:image xlink:href="Pictures/100000000000023E000001CC37F4D6CB.jpg" xlink:type="simple" xlink:show="embed" xlink:actuate="onLoad">
          <text:p/>
        </draw:image>
        <svg:desc>IITMandiLogoLores.jpg</svg:desc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10 Lecture 2</dc:title>
    <meta:initial-creator>Timothy Gonsalves</meta:initial-creator>
    <meta:creation-date>2008-12-31T18:52:55</meta:creation-date>
    <dc:creator>Timothy Gonsalves</dc:creator>
    <dc:date>2014-04-10T15:11:34</dc:date>
    <meta:print-date>2012-02-08T09:14:01</meta:print-date>
    <meta:editing-cycles>62</meta:editing-cycles>
    <meta:editing-duration>P8DT18H24M52S</meta:editing-duration>
    <meta:generator>OpenOffice/4.0.1$Unix OpenOffice.org_project/401m5$Build-9714</meta:generator>
    <meta:document-statistic meta:object-count="209"/>
  </office:meta>
</office:document-meta>
</file>